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5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6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7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19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0" style:family="paragraph" style:parent-style-name="Standard">
      <style:text-properties fo:font-style="italic" officeooo:paragraph-rsid="001f49d4" style:font-style-asian="italic" style:font-style-complex="italic"/>
    </style:style>
    <style:style style:name="P21" style:family="paragraph" style:parent-style-name="Standard">
      <style:text-properties fo:font-style="italic" officeooo:paragraph-rsid="0028ac76" style:font-style-asian="italic" style:font-style-complex="italic"/>
    </style:style>
    <style:style style:name="P22" style:family="paragraph" style:parent-style-name="Standard">
      <style:text-properties fo:font-style="italic" officeooo:paragraph-rsid="002d5cea" style:font-style-asian="italic" style:font-style-complex="italic"/>
    </style:style>
    <style:style style:name="P23" style:family="paragraph" style:parent-style-name="Standard">
      <style:text-properties fo:font-style="italic" officeooo:paragraph-rsid="002e1600" style:font-style-asian="italic" style:font-style-complex="italic"/>
    </style:style>
    <style:style style:name="P24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5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2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3" style:family="paragraph" style:parent-style-name="Standard">
      <style:paragraph-properties fo:line-height="115%"/>
      <style:text-properties fo:font-style="italic" officeooo:paragraph-rsid="010d4e88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59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67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68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72" style:family="paragraph" style:parent-style-name="Standard">
      <style:paragraph-properties fo:line-height="115%"/>
      <style:text-properties fo:font-style="italic" officeooo:rsid="00495423" officeooo:paragraph-rsid="010d4e88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83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87" style:family="paragraph" style:parent-style-name="Standard">
      <style:paragraph-properties fo:line-height="115%"/>
      <style:text-properties officeooo:paragraph-rsid="0018f3c7"/>
    </style:style>
    <style:style style:name="P88" style:family="paragraph" style:parent-style-name="Standard">
      <style:paragraph-properties fo:line-height="115%"/>
      <style:text-properties officeooo:paragraph-rsid="00495423"/>
    </style:style>
    <style:style style:name="P89" style:family="paragraph" style:parent-style-name="Standard">
      <style:paragraph-properties fo:line-height="115%"/>
      <style:text-properties officeooo:paragraph-rsid="004961a2"/>
    </style:style>
    <style:style style:name="P90" style:family="paragraph" style:parent-style-name="Standard">
      <style:paragraph-properties fo:line-height="115%"/>
      <style:text-properties officeooo:paragraph-rsid="0041ce35"/>
    </style:style>
    <style:style style:name="P91" style:family="paragraph" style:parent-style-name="Standard">
      <style:paragraph-properties fo:line-height="115%"/>
      <style:text-properties officeooo:paragraph-rsid="005fae66"/>
    </style:style>
    <style:style style:name="P92" style:family="paragraph" style:parent-style-name="Standard">
      <style:paragraph-properties fo:line-height="115%"/>
      <style:text-properties officeooo:paragraph-rsid="003a01ce"/>
    </style:style>
    <style:style style:name="P93" style:family="paragraph" style:parent-style-name="Standard">
      <style:paragraph-properties fo:line-height="115%"/>
      <style:text-properties officeooo:paragraph-rsid="00a38197"/>
    </style:style>
    <style:style style:name="P94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95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96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98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99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100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101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102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103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104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105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106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107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108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109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110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111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112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113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114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115" style:family="paragraph" style:parent-style-name="Standard">
      <style:text-properties officeooo:rsid="0028ac76" officeooo:paragraph-rsid="0028ac76"/>
    </style:style>
    <style:style style:name="P116" style:family="paragraph" style:parent-style-name="Standard">
      <style:text-properties officeooo:paragraph-rsid="0028ac76"/>
    </style:style>
    <style:style style:name="P117" style:family="paragraph" style:parent-style-name="Standard">
      <style:text-properties officeooo:paragraph-rsid="002e1600"/>
    </style:style>
    <style:style style:name="P118" style:family="paragraph" style:parent-style-name="Standard">
      <style:text-properties officeooo:rsid="0031063a" officeooo:paragraph-rsid="0031063a"/>
    </style:style>
    <style:style style:name="P119" style:family="paragraph" style:parent-style-name="Standard">
      <style:paragraph-properties fo:line-height="115%"/>
      <style:text-properties officeooo:rsid="0031063a" officeooo:paragraph-rsid="003cadc2"/>
    </style:style>
    <style:style style:name="P120" style:family="paragraph" style:parent-style-name="Standard">
      <style:text-properties officeooo:paragraph-rsid="0031063a"/>
    </style:style>
    <style:style style:name="P121" style:family="paragraph" style:parent-style-name="Standard">
      <style:text-properties officeooo:rsid="00327fc5" officeooo:paragraph-rsid="00327fc5"/>
    </style:style>
    <style:style style:name="P122" style:family="paragraph" style:parent-style-name="Standard">
      <style:text-properties officeooo:rsid="00327fc5" officeooo:paragraph-rsid="00365b6d"/>
    </style:style>
    <style:style style:name="P123" style:family="paragraph" style:parent-style-name="Standard">
      <style:text-properties officeooo:rsid="003366c6" officeooo:paragraph-rsid="00348e9f"/>
    </style:style>
    <style:style style:name="P124" style:family="paragraph" style:parent-style-name="Standard">
      <style:text-properties officeooo:rsid="003952b0" officeooo:paragraph-rsid="003952b0"/>
    </style:style>
    <style:style style:name="P125" style:family="paragraph" style:parent-style-name="Standard">
      <style:paragraph-properties fo:line-height="115%"/>
      <style:text-properties officeooo:rsid="0040ace3" officeooo:paragraph-rsid="0040ace3"/>
    </style:style>
    <style:style style:name="P126" style:family="paragraph" style:parent-style-name="Standard">
      <style:paragraph-properties fo:line-height="115%"/>
      <style:text-properties officeooo:rsid="0042499f" officeooo:paragraph-rsid="0042499f"/>
    </style:style>
    <style:style style:name="P127" style:family="paragraph" style:parent-style-name="Standard">
      <style:paragraph-properties fo:line-height="115%"/>
      <style:text-properties officeooo:rsid="00432561" officeooo:paragraph-rsid="00432561"/>
    </style:style>
    <style:style style:name="P128" style:family="paragraph" style:parent-style-name="Standard">
      <style:paragraph-properties fo:line-height="115%"/>
      <style:text-properties officeooo:rsid="0044f955" officeooo:paragraph-rsid="0044f955"/>
    </style:style>
    <style:style style:name="P129" style:family="paragraph" style:parent-style-name="Standard">
      <style:paragraph-properties fo:line-height="115%"/>
      <style:text-properties officeooo:rsid="0044f955" officeooo:paragraph-rsid="00abdb64"/>
    </style:style>
    <style:style style:name="P130" style:family="paragraph" style:parent-style-name="Standard">
      <style:paragraph-properties fo:line-height="115%"/>
      <style:text-properties officeooo:rsid="00467a6f" officeooo:paragraph-rsid="00467a6f"/>
    </style:style>
    <style:style style:name="P131" style:family="paragraph" style:parent-style-name="Standard">
      <style:paragraph-properties fo:line-height="115%"/>
      <style:text-properties officeooo:rsid="004876da" officeooo:paragraph-rsid="004876da"/>
    </style:style>
    <style:style style:name="P132" style:family="paragraph" style:parent-style-name="Standard">
      <style:paragraph-properties fo:line-height="115%"/>
      <style:text-properties officeooo:rsid="00495423" officeooo:paragraph-rsid="004961a2"/>
    </style:style>
    <style:style style:name="P133" style:family="paragraph" style:parent-style-name="Standard">
      <style:paragraph-properties fo:line-height="115%"/>
      <style:text-properties officeooo:rsid="00495423" officeooo:paragraph-rsid="00495423"/>
    </style:style>
    <style:style style:name="P134" style:family="paragraph" style:parent-style-name="Standard">
      <style:text-properties officeooo:rsid="004a998d" officeooo:paragraph-rsid="004a998d"/>
    </style:style>
    <style:style style:name="P135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136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137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138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139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140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141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142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143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00%"/>
      <style:text-properties officeooo:paragraph-rsid="00495423"/>
    </style:style>
    <style:style style:name="P152" style:family="paragraph" style:parent-style-name="Standard">
      <style:paragraph-properties fo:line-height="100%"/>
      <style:text-properties officeooo:paragraph-rsid="0050643a"/>
    </style:style>
    <style:style style:name="P153" style:family="paragraph" style:parent-style-name="Standard">
      <style:paragraph-properties fo:line-height="100%"/>
      <style:text-properties officeooo:paragraph-rsid="005d102b"/>
    </style:style>
    <style:style style:name="P154" style:family="paragraph" style:parent-style-name="Standard">
      <style:paragraph-properties fo:line-height="100%"/>
      <style:text-properties officeooo:paragraph-rsid="00632e51"/>
    </style:style>
    <style:style style:name="P155" style:family="paragraph" style:parent-style-name="Standard">
      <style:paragraph-properties fo:line-height="100%"/>
      <style:text-properties officeooo:paragraph-rsid="006b15e0"/>
    </style:style>
    <style:style style:name="P156" style:family="paragraph" style:parent-style-name="Standard">
      <style:paragraph-properties fo:line-height="100%"/>
      <style:text-properties officeooo:paragraph-rsid="006b5675"/>
    </style:style>
    <style:style style:name="P157" style:family="paragraph" style:parent-style-name="Standard">
      <style:paragraph-properties fo:line-height="100%"/>
      <style:text-properties officeooo:paragraph-rsid="006e3a09"/>
    </style:style>
    <style:style style:name="P158" style:family="paragraph" style:parent-style-name="Standard">
      <style:paragraph-properties fo:line-height="100%"/>
      <style:text-properties officeooo:paragraph-rsid="00738320"/>
    </style:style>
    <style:style style:name="P159" style:family="paragraph" style:parent-style-name="Standard">
      <style:paragraph-properties fo:line-height="100%"/>
      <style:text-properties officeooo:paragraph-rsid="0079265a"/>
    </style:style>
    <style:style style:name="P160" style:family="paragraph" style:parent-style-name="Standard">
      <style:paragraph-properties fo:line-height="100%"/>
      <style:text-properties officeooo:paragraph-rsid="007fa5ba"/>
    </style:style>
    <style:style style:name="P161" style:family="paragraph" style:parent-style-name="Standard">
      <style:paragraph-properties fo:line-height="100%"/>
      <style:text-properties officeooo:paragraph-rsid="00863738"/>
    </style:style>
    <style:style style:name="P162" style:family="paragraph" style:parent-style-name="Standard">
      <style:paragraph-properties fo:line-height="100%"/>
      <style:text-properties officeooo:paragraph-rsid="0091b213"/>
    </style:style>
    <style:style style:name="P163" style:family="paragraph" style:parent-style-name="Standard">
      <style:paragraph-properties fo:line-height="100%"/>
      <style:text-properties officeooo:paragraph-rsid="0097a1b6"/>
    </style:style>
    <style:style style:name="P164" style:family="paragraph" style:parent-style-name="Standard">
      <style:paragraph-properties fo:line-height="100%"/>
      <style:text-properties officeooo:paragraph-rsid="007dc5bf"/>
    </style:style>
    <style:style style:name="P165" style:family="paragraph" style:parent-style-name="Standard">
      <style:paragraph-properties fo:line-height="100%"/>
      <style:text-properties officeooo:paragraph-rsid="0098f07e"/>
    </style:style>
    <style:style style:name="P166" style:family="paragraph" style:parent-style-name="Standard">
      <style:paragraph-properties fo:line-height="100%"/>
      <style:text-properties officeooo:paragraph-rsid="00a1b2bb"/>
    </style:style>
    <style:style style:name="P167" style:family="paragraph" style:parent-style-name="Standard">
      <style:paragraph-properties fo:line-height="100%"/>
      <style:text-properties officeooo:paragraph-rsid="00a38197"/>
    </style:style>
    <style:style style:name="P168" style:family="paragraph" style:parent-style-name="Standard">
      <style:paragraph-properties fo:line-height="100%"/>
      <style:text-properties officeooo:paragraph-rsid="00a9ceec"/>
    </style:style>
    <style:style style:name="P169" style:family="paragraph" style:parent-style-name="Standard">
      <style:paragraph-properties fo:line-height="100%"/>
      <style:text-properties officeooo:paragraph-rsid="00aea48b"/>
    </style:style>
    <style:style style:name="P170" style:family="paragraph" style:parent-style-name="Standard">
      <style:paragraph-properties fo:line-height="100%"/>
      <style:text-properties officeooo:paragraph-rsid="00b112c4"/>
    </style:style>
    <style:style style:name="P171" style:family="paragraph" style:parent-style-name="Standard">
      <style:paragraph-properties fo:line-height="100%"/>
      <style:text-properties officeooo:paragraph-rsid="00b56a82"/>
    </style:style>
    <style:style style:name="P172" style:family="paragraph" style:parent-style-name="Standard">
      <style:paragraph-properties fo:line-height="100%"/>
      <style:text-properties officeooo:paragraph-rsid="00b38348"/>
    </style:style>
    <style:style style:name="P173" style:family="paragraph" style:parent-style-name="Standard">
      <style:paragraph-properties fo:line-height="100%"/>
      <style:text-properties officeooo:paragraph-rsid="00a9eb52"/>
    </style:style>
    <style:style style:name="P174" style:family="paragraph" style:parent-style-name="Standard">
      <style:paragraph-properties fo:line-height="100%"/>
      <style:text-properties officeooo:paragraph-rsid="00b87274"/>
    </style:style>
    <style:style style:name="P175" style:family="paragraph" style:parent-style-name="Standard">
      <style:paragraph-properties fo:line-height="100%"/>
      <style:text-properties officeooo:paragraph-rsid="00940908"/>
    </style:style>
    <style:style style:name="P176" style:family="paragraph" style:parent-style-name="Standard">
      <style:paragraph-properties fo:line-height="100%"/>
      <style:text-properties officeooo:paragraph-rsid="00c752f4"/>
    </style:style>
    <style:style style:name="P177" style:family="paragraph" style:parent-style-name="Standard">
      <style:paragraph-properties fo:line-height="100%"/>
      <style:text-properties officeooo:paragraph-rsid="00da4493"/>
    </style:style>
    <style:style style:name="P178" style:family="paragraph" style:parent-style-name="Standard">
      <style:paragraph-properties fo:line-height="100%"/>
      <style:text-properties officeooo:paragraph-rsid="00df0165"/>
    </style:style>
    <style:style style:name="P179" style:family="paragraph" style:parent-style-name="Standard">
      <style:paragraph-properties fo:line-height="100%"/>
      <style:text-properties officeooo:paragraph-rsid="00ebd6e4"/>
    </style:style>
    <style:style style:name="P180" style:family="paragraph" style:parent-style-name="Standard">
      <style:paragraph-properties fo:line-height="100%"/>
      <style:text-properties officeooo:paragraph-rsid="00f3e97e"/>
    </style:style>
    <style:style style:name="P181" style:family="paragraph" style:parent-style-name="Standard">
      <style:paragraph-properties fo:line-height="100%"/>
      <style:text-properties officeooo:paragraph-rsid="0104ff89"/>
    </style:style>
    <style:style style:name="P182" style:family="paragraph" style:parent-style-name="Standard">
      <style:paragraph-properties fo:line-height="100%"/>
      <style:text-properties officeooo:paragraph-rsid="010f38a8"/>
    </style:style>
    <style:style style:name="P183" style:family="paragraph" style:parent-style-name="Standard">
      <style:paragraph-properties fo:line-height="100%"/>
      <style:text-properties officeooo:paragraph-rsid="01115e60"/>
    </style:style>
    <style:style style:name="P184" style:family="paragraph" style:parent-style-name="Standard">
      <style:paragraph-properties fo:line-height="100%"/>
      <style:text-properties officeooo:paragraph-rsid="0116ddb3"/>
    </style:style>
    <style:style style:name="P185" style:family="paragraph" style:parent-style-name="Standard">
      <style:paragraph-properties fo:line-height="100%"/>
      <style:text-properties officeooo:paragraph-rsid="01220b82"/>
    </style:style>
    <style:style style:name="P186" style:family="paragraph" style:parent-style-name="Standard">
      <style:paragraph-properties fo:line-height="100%"/>
      <style:text-properties officeooo:paragraph-rsid="0125223e"/>
    </style:style>
    <style:style style:name="P187" style:family="paragraph" style:parent-style-name="Standard">
      <style:paragraph-properties fo:line-height="100%"/>
      <style:text-properties officeooo:paragraph-rsid="01309713"/>
    </style:style>
    <style:style style:name="P188" style:family="paragraph" style:parent-style-name="Standard">
      <style:paragraph-properties fo:line-height="100%"/>
      <style:text-properties officeooo:paragraph-rsid="01326b81"/>
    </style:style>
    <style:style style:name="P189" style:family="paragraph" style:parent-style-name="Standard">
      <style:paragraph-properties fo:line-height="100%"/>
      <style:text-properties officeooo:paragraph-rsid="00f58c93"/>
    </style:style>
    <style:style style:name="P190" style:family="paragraph" style:parent-style-name="Standard">
      <style:paragraph-properties fo:line-height="100%"/>
      <style:text-properties officeooo:rsid="00579098" officeooo:paragraph-rsid="00579098"/>
    </style:style>
    <style:style style:name="P191" style:family="paragraph" style:parent-style-name="Standard">
      <style:paragraph-properties fo:line-height="100%"/>
      <style:text-properties officeooo:rsid="005e617e" officeooo:paragraph-rsid="005e617e"/>
    </style:style>
    <style:style style:name="P192" style:family="paragraph" style:parent-style-name="Standard">
      <style:paragraph-properties fo:line-height="100%"/>
      <style:text-properties officeooo:rsid="005e617e" officeooo:paragraph-rsid="00a9eb52"/>
    </style:style>
    <style:style style:name="P193" style:family="paragraph" style:parent-style-name="Standard">
      <style:paragraph-properties fo:line-height="100%"/>
      <style:text-properties officeooo:rsid="0069c514" officeooo:paragraph-rsid="0069c514"/>
    </style:style>
    <style:style style:name="P194" style:family="paragraph" style:parent-style-name="Standard">
      <style:paragraph-properties fo:line-height="100%"/>
      <style:text-properties officeooo:rsid="006b15e0" officeooo:paragraph-rsid="006b15e0"/>
    </style:style>
    <style:style style:name="P195" style:family="paragraph" style:parent-style-name="Standard">
      <style:paragraph-properties fo:line-height="100%"/>
      <style:text-properties officeooo:rsid="00745134" officeooo:paragraph-rsid="00745134"/>
    </style:style>
    <style:style style:name="P196" style:family="paragraph" style:parent-style-name="Standard">
      <style:paragraph-properties fo:line-height="100%"/>
      <style:text-properties officeooo:rsid="00745134" officeooo:paragraph-rsid="00756d32"/>
    </style:style>
    <style:style style:name="P197" style:family="paragraph" style:parent-style-name="Standard">
      <style:paragraph-properties fo:line-height="100%"/>
      <style:text-properties officeooo:rsid="00745134" officeooo:paragraph-rsid="00936952"/>
    </style:style>
    <style:style style:name="P198" style:family="paragraph" style:parent-style-name="Standard">
      <style:paragraph-properties fo:line-height="100%"/>
      <style:text-properties officeooo:rsid="007739a0" officeooo:paragraph-rsid="007739a0"/>
    </style:style>
    <style:style style:name="P199" style:family="paragraph" style:parent-style-name="Standard">
      <style:paragraph-properties fo:line-height="100%"/>
      <style:text-properties officeooo:rsid="007aa141" officeooo:paragraph-rsid="007aa141"/>
    </style:style>
    <style:style style:name="P200" style:family="paragraph" style:parent-style-name="Standard">
      <style:paragraph-properties fo:line-height="100%"/>
      <style:text-properties style:use-window-font-color="true" officeooo:paragraph-rsid="007aa141"/>
    </style:style>
    <style:style style:name="P201" style:family="paragraph" style:parent-style-name="Standard">
      <style:paragraph-properties fo:line-height="100%"/>
      <style:text-properties style:use-window-font-color="true" officeooo:paragraph-rsid="0138616c"/>
    </style:style>
    <style:style style:name="P202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203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204" style:family="paragraph" style:parent-style-name="Standard">
      <style:text-properties style:use-window-font-color="true" officeooo:paragraph-rsid="00073bb5"/>
    </style:style>
    <style:style style:name="P205" style:family="paragraph" style:parent-style-name="Standard">
      <style:text-properties style:use-window-font-color="true" officeooo:rsid="00073bb5" officeooo:paragraph-rsid="00073bb5"/>
    </style:style>
    <style:style style:name="P206" style:family="paragraph" style:parent-style-name="Standard">
      <style:paragraph-properties fo:line-height="115%"/>
      <style:text-properties style:use-window-font-color="true" officeooo:rsid="00188e61" officeooo:paragraph-rsid="00188e61" fo:background-color="transparent"/>
    </style:style>
    <style:style style:name="P207" style:family="paragraph" style:parent-style-name="Standard">
      <style:text-properties style:use-window-font-color="true" fo:font-weight="bold" officeooo:paragraph-rsid="009e97f3" style:font-weight-asian="bold" style:font-weight-complex="bold"/>
    </style:style>
    <style:style style:name="P208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209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210" style:family="paragraph" style:parent-style-name="Standard">
      <style:text-properties style:use-window-font-color="true" officeooo:paragraph-rsid="001b7ac1"/>
    </style:style>
    <style:style style:name="P211" style:family="paragraph" style:parent-style-name="Standard">
      <style:text-properties style:use-window-font-color="true" officeooo:paragraph-rsid="0026d40f"/>
    </style:style>
    <style:style style:name="P212" style:family="paragraph" style:parent-style-name="Standard">
      <style:text-properties style:use-window-font-color="true" officeooo:rsid="0026d40f" officeooo:paragraph-rsid="0026d40f"/>
    </style:style>
    <style:style style:name="P213" style:family="paragraph" style:parent-style-name="Standard">
      <style:text-properties style:use-window-font-color="true" officeooo:rsid="0012269b" officeooo:paragraph-rsid="0012269b"/>
    </style:style>
    <style:style style:name="P214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218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219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220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221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222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223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224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225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226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227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228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229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230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231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232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233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234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235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236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237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238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239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240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241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242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243" style:family="paragraph" style:parent-style-name="Standard">
      <style:paragraph-properties fo:line-height="100%"/>
      <style:text-properties officeooo:rsid="0091b213" officeooo:paragraph-rsid="0091b213"/>
    </style:style>
    <style:style style:name="P244" style:family="paragraph" style:parent-style-name="Standard">
      <style:paragraph-properties fo:line-height="100%"/>
      <style:text-properties officeooo:rsid="009600b6" officeooo:paragraph-rsid="009600b6"/>
    </style:style>
    <style:style style:name="P245" style:family="paragraph" style:parent-style-name="Standard">
      <style:paragraph-properties fo:line-height="100%"/>
      <style:text-properties officeooo:rsid="00a1b2bb" officeooo:paragraph-rsid="00a1b2bb"/>
    </style:style>
    <style:style style:name="P246" style:family="paragraph" style:parent-style-name="Standard">
      <style:paragraph-properties fo:line-height="115%"/>
      <style:text-properties officeooo:rsid="00a73331" officeooo:paragraph-rsid="00a73331"/>
    </style:style>
    <style:style style:name="P247" style:family="paragraph" style:parent-style-name="Standard">
      <style:paragraph-properties fo:line-height="100%"/>
      <style:text-properties officeooo:rsid="00602e5b" officeooo:paragraph-rsid="00a9eb52"/>
    </style:style>
    <style:style style:name="P248" style:family="paragraph" style:parent-style-name="Standard">
      <style:paragraph-properties fo:line-height="100%"/>
      <style:text-properties officeooo:rsid="00a9ceec" officeooo:paragraph-rsid="00a9ceec"/>
    </style:style>
    <style:style style:name="P249" style:family="paragraph" style:parent-style-name="Standard">
      <style:paragraph-properties fo:line-height="100%"/>
      <style:text-properties officeooo:rsid="00b5bbf4" officeooo:paragraph-rsid="00b5bbf4"/>
    </style:style>
    <style:style style:name="P250" style:family="paragraph" style:parent-style-name="Standard">
      <style:paragraph-properties fo:line-height="100%"/>
      <style:text-properties officeooo:rsid="00baaa8f" officeooo:paragraph-rsid="00baaa8f"/>
    </style:style>
    <style:style style:name="P251" style:family="paragraph" style:parent-style-name="Standard">
      <style:text-properties officeooo:paragraph-rsid="004a998d"/>
    </style:style>
    <style:style style:name="P252" style:family="paragraph" style:parent-style-name="Standard">
      <style:text-properties officeooo:paragraph-rsid="0018f3c7"/>
    </style:style>
    <style:style style:name="P253" style:family="paragraph" style:parent-style-name="Standard">
      <style:paragraph-properties fo:line-height="100%"/>
      <style:text-properties officeooo:rsid="00c3966f" officeooo:paragraph-rsid="00c09908"/>
    </style:style>
    <style:style style:name="P254" style:family="paragraph" style:parent-style-name="Standard">
      <style:paragraph-properties fo:line-height="100%"/>
      <style:text-properties officeooo:rsid="00d0573d" officeooo:paragraph-rsid="00d58808"/>
    </style:style>
    <style:style style:name="P255" style:family="paragraph" style:parent-style-name="Standard">
      <style:paragraph-properties fo:line-height="100%"/>
      <style:text-properties officeooo:rsid="00d58808" officeooo:paragraph-rsid="00d58808"/>
    </style:style>
    <style:style style:name="P256" style:family="paragraph" style:parent-style-name="Standard">
      <style:text-properties officeooo:paragraph-rsid="00ec7646"/>
    </style:style>
    <style:style style:name="P257" style:family="paragraph" style:parent-style-name="Standard">
      <style:text-properties officeooo:paragraph-rsid="00f1c02d"/>
    </style:style>
    <style:style style:name="P258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259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260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263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264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265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266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267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268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269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270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271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272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273" style:family="paragraph" style:parent-style-name="Standard" style:list-style-name="L1">
      <style:text-properties style:use-window-font-color="true" officeooo:rsid="00073bb5" officeooo:paragraph-rsid="00073bb5"/>
    </style:style>
    <style:style style:name="P274" style:family="paragraph" style:parent-style-name="Standard" style:list-style-name="L7">
      <style:text-properties style:use-window-font-color="true" officeooo:rsid="00073bb5" officeooo:paragraph-rsid="00073bb5"/>
    </style:style>
    <style:style style:name="P275" style:family="paragraph" style:parent-style-name="Standard" style:list-style-name="L2">
      <style:text-properties style:use-window-font-color="true" officeooo:rsid="00188e61" officeooo:paragraph-rsid="00188e61" fo:background-color="transparent"/>
    </style:style>
    <style:style style:name="P276" style:family="paragraph" style:parent-style-name="Standard" style:list-style-name="L4">
      <style:text-properties style:use-window-font-color="true" officeooo:rsid="0026d40f" officeooo:paragraph-rsid="0026d40f"/>
    </style:style>
    <style:style style:name="P277" style:family="paragraph" style:parent-style-name="Standard" style:list-style-name="L5">
      <style:text-properties style:use-window-font-color="true" officeooo:rsid="0012269b" officeooo:paragraph-rsid="0012269b"/>
    </style:style>
    <style:style style:name="P278" style:family="paragraph" style:parent-style-name="Standard" style:list-style-name="L6">
      <style:text-properties style:use-window-font-color="true" officeooo:rsid="0012269b" officeooo:paragraph-rsid="0012269b"/>
    </style:style>
    <style:style style:name="P279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280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281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283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284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285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286" style:family="paragraph" style:parent-style-name="Standard" style:list-style-name="L3">
      <style:text-properties officeooo:paragraph-rsid="0018f3c7"/>
    </style:style>
    <style:style style:name="P287" style:family="paragraph" style:parent-style-name="Standard" style:list-style-name="L3">
      <style:text-properties officeooo:rsid="0018f3c7" officeooo:paragraph-rsid="0018f3c7"/>
    </style:style>
    <style:style style:name="P288" style:family="paragraph" style:parent-style-name="Standard" style:list-style-name="L8">
      <style:paragraph-properties fo:line-height="115%"/>
      <style:text-properties officeooo:rsid="003a01ce" officeooo:paragraph-rsid="003a01ce"/>
    </style:style>
    <style:style style:name="P289" style:family="paragraph" style:parent-style-name="Standard" style:list-style-name="L9">
      <style:paragraph-properties fo:line-height="100%"/>
      <style:text-properties officeooo:paragraph-rsid="006e3a09"/>
    </style:style>
    <style:style style:name="P290" style:family="paragraph" style:parent-style-name="Standard" style:list-style-name="L9">
      <style:paragraph-properties fo:line-height="100%"/>
      <style:text-properties officeooo:paragraph-rsid="007037b8"/>
    </style:style>
    <style:style style:name="P291" style:family="paragraph" style:parent-style-name="Standard" style:list-style-name="L10">
      <style:paragraph-properties fo:line-height="100%"/>
      <style:text-properties officeooo:paragraph-rsid="00a4ffd5"/>
    </style:style>
    <style:style style:name="P292" style:family="paragraph" style:parent-style-name="Standard" style:list-style-name="L11">
      <style:paragraph-properties fo:line-height="100%"/>
      <style:text-properties officeooo:paragraph-rsid="00d58808"/>
    </style:style>
    <style:style style:name="P293" style:family="paragraph" style:parent-style-name="Standard" style:list-style-name="L12">
      <style:paragraph-properties fo:line-height="100%"/>
      <style:text-properties officeooo:paragraph-rsid="00f70330"/>
    </style:style>
    <style:style style:name="P294" style:family="paragraph" style:parent-style-name="Standard">
      <style:paragraph-properties fo:line-height="100%"/>
      <style:text-properties officeooo:paragraph-rsid="013c52d4"/>
    </style:style>
    <style:style style:name="P295" style:family="paragraph" style:parent-style-name="Standard">
      <style:paragraph-properties fo:line-height="100%"/>
      <style:text-properties officeooo:paragraph-rsid="013d6fbb"/>
    </style:style>
    <style:style style:name="P296" style:family="paragraph" style:parent-style-name="Standard">
      <style:paragraph-properties fo:line-height="100%"/>
      <style:text-properties officeooo:paragraph-rsid="013ddfc0"/>
    </style:style>
    <style:style style:name="P297" style:family="paragraph" style:parent-style-name="Standard">
      <style:paragraph-properties fo:line-height="100%"/>
      <style:text-properties officeooo:paragraph-rsid="013f1034"/>
    </style:style>
    <style:style style:name="P298" style:family="paragraph" style:parent-style-name="Standard">
      <style:paragraph-properties fo:line-height="100%"/>
      <style:text-properties officeooo:paragraph-rsid="0143c3ef"/>
    </style:style>
    <style:style style:name="P299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300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301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302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303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304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305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306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308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309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310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311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312" style:family="paragraph" style:parent-style-name="Standard">
      <style:paragraph-properties fo:line-height="100%"/>
      <style:text-properties officeooo:rsid="013ddfc0" officeooo:paragraph-rsid="013ddfc0"/>
    </style:style>
    <style:style style:name="P313" style:family="paragraph" style:parent-style-name="Standard">
      <style:paragraph-properties fo:line-height="100%"/>
      <style:text-properties officeooo:rsid="013f1034" officeooo:paragraph-rsid="013f1034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officeooo:rsid="001a55b6"/>
    </style:style>
    <style:style style:name="T14" style:family="text">
      <style:text-properties officeooo:rsid="001b7ac1"/>
    </style:style>
    <style:style style:name="T15" style:family="text">
      <style:text-properties officeooo:rsid="001c480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f49d4" style:font-style-asian="italic" style:font-style-complex="italic"/>
    </style:style>
    <style:style style:name="T18" style:family="text">
      <style:text-properties fo:font-style="italic" officeooo:rsid="0020be15" style:font-style-asian="italic" style:font-style-complex="italic"/>
    </style:style>
    <style:style style:name="T19" style:family="text">
      <style:text-properties fo:font-style="italic" officeooo:rsid="00940908" style:font-style-asian="italic" style:font-style-complex="italic"/>
    </style:style>
    <style:style style:name="T20" style:family="text">
      <style:text-properties fo:font-style="italic" officeooo:rsid="00bd40d6" style:font-style-asian="italic" style:font-style-complex="italic"/>
    </style:style>
    <style:style style:name="T21" style:family="text">
      <style:text-properties fo:font-style="italic" officeooo:rsid="0018f3c7" style:font-style-asian="italic" style:font-style-complex="italic"/>
    </style:style>
    <style:style style:name="T22" style:family="text">
      <style:text-properties fo:font-style="italic" officeooo:rsid="00ec7646" style:font-style-asian="italic" style:font-style-complex="italic"/>
    </style:style>
    <style:style style:name="T23" style:family="text">
      <style:text-properties fo:font-style="italic" officeooo:rsid="001a55b6" style:font-style-asian="italic" style:font-style-complex="italic"/>
    </style:style>
    <style:style style:name="T24" style:family="text">
      <style:text-properties fo:font-style="italic" officeooo:rsid="00f3e97e" style:font-style-asian="italic" style:font-style-complex="italic"/>
    </style:style>
    <style:style style:name="T25" style:family="text">
      <style:text-properties fo:font-style="italic" officeooo:rsid="00f58c93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28" style:family="text">
      <style:text-properties officeooo:rsid="0026d40f"/>
    </style:style>
    <style:style style:name="T29" style:family="text">
      <style:text-properties officeooo:rsid="002995de"/>
    </style:style>
    <style:style style:name="T30" style:family="text">
      <style:text-properties officeooo:rsid="002ab5f6"/>
    </style:style>
    <style:style style:name="T31" style:family="text">
      <style:text-properties officeooo:rsid="002c393c"/>
    </style:style>
    <style:style style:name="T32" style:family="text">
      <style:text-properties officeooo:rsid="002e1600"/>
    </style:style>
    <style:style style:name="T33" style:family="text">
      <style:text-properties officeooo:rsid="0031063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e1600" style:font-weight-asian="normal" style:font-weight-complex="normal"/>
    </style:style>
    <style:style style:name="T36" style:family="text">
      <style:text-properties fo:font-weight="normal" officeooo:rsid="0031063a" style:font-weight-asian="normal" style:font-weight-complex="normal"/>
    </style:style>
    <style:style style:name="T37" style:family="text">
      <style:text-properties fo:font-weight="normal" officeooo:rsid="0082ba18" style:font-weight-asian="normal" style:font-weight-complex="normal"/>
    </style:style>
    <style:style style:name="T38" style:family="text">
      <style:text-properties fo:font-weight="normal" officeooo:rsid="00863738" style:font-weight-asian="normal" style:font-weight-complex="normal"/>
    </style:style>
    <style:style style:name="T39" style:family="text">
      <style:text-properties fo:font-weight="normal" officeooo:rsid="0083140b" style:font-weight-asian="normal" style:font-weight-complex="normal"/>
    </style:style>
    <style:style style:name="T40" style:family="text">
      <style:text-properties fo:font-weight="normal" officeooo:rsid="009bf1d4" style:font-weight-asian="normal" style:font-weight-complex="normal"/>
    </style:style>
    <style:style style:name="T41" style:family="text">
      <style:text-properties fo:font-weight="normal" officeooo:rsid="009ab1ff" style:font-weight-asian="normal" style:font-weight-complex="normal"/>
    </style:style>
    <style:style style:name="T42" style:family="text">
      <style:text-properties fo:font-weight="normal" officeooo:rsid="00aea48b" style:font-weight-asian="normal" style:font-weight-complex="normal"/>
    </style:style>
    <style:style style:name="T43" style:family="text">
      <style:text-properties fo:font-weight="normal" officeooo:rsid="00afb9b1" style:font-weight-asian="normal" style:font-weight-complex="normal"/>
    </style:style>
    <style:style style:name="T44" style:family="text">
      <style:text-properties fo:font-weight="normal" officeooo:rsid="00b56a82" style:font-weight-asian="normal" style:font-weight-complex="normal"/>
    </style:style>
    <style:style style:name="T45" style:family="text">
      <style:text-properties fo:font-weight="normal" officeooo:rsid="00b69a4a" style:font-weight-asian="normal" style:font-weight-complex="normal"/>
    </style:style>
    <style:style style:name="T46" style:family="text">
      <style:text-properties fo:font-weight="normal" officeooo:rsid="00b38348" style:font-weight-asian="normal" style:font-weight-complex="normal"/>
    </style:style>
    <style:style style:name="T47" style:family="text">
      <style:text-properties officeooo:rsid="003131fa"/>
    </style:style>
    <style:style style:name="T48" style:family="text">
      <style:text-properties officeooo:rsid="003366c6"/>
    </style:style>
    <style:style style:name="T49" style:family="text">
      <style:text-properties officeooo:rsid="0035065f"/>
    </style:style>
    <style:style style:name="T50" style:family="text">
      <style:text-properties officeooo:rsid="00365b6d"/>
    </style:style>
    <style:style style:name="T51" style:family="text">
      <style:text-properties officeooo:rsid="003a01ce"/>
    </style:style>
    <style:style style:name="T52" style:family="text">
      <style:text-properties officeooo:rsid="0041ce35"/>
    </style:style>
    <style:style style:name="T53" style:family="text">
      <style:text-properties officeooo:rsid="00495423"/>
    </style:style>
    <style:style style:name="T54" style:family="text">
      <style:text-properties officeooo:rsid="004961a2"/>
    </style:style>
    <style:style style:name="T55" style:family="text">
      <style:text-properties officeooo:rsid="004a998d"/>
    </style:style>
    <style:style style:name="T56" style:family="text">
      <style:text-properties officeooo:rsid="0050044a"/>
    </style:style>
    <style:style style:name="T57" style:family="text">
      <style:text-properties officeooo:rsid="0050643a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officeooo:rsid="0050643a"/>
    </style:style>
    <style:style style:name="T60" style:family="text">
      <style:text-properties officeooo:rsid="00523632"/>
    </style:style>
    <style:style style:name="T61" style:family="text">
      <style:text-properties officeooo:rsid="00566b9a"/>
    </style:style>
    <style:style style:name="T62" style:family="text">
      <style:text-properties officeooo:rsid="00579098"/>
    </style:style>
    <style:style style:name="T63" style:family="text">
      <style:text-properties officeooo:rsid="00595b66"/>
    </style:style>
    <style:style style:name="T64" style:family="text">
      <style:text-properties officeooo:rsid="005e617e"/>
    </style:style>
    <style:style style:name="T65" style:family="text">
      <style:text-properties officeooo:rsid="005fae66"/>
    </style:style>
    <style:style style:name="T66" style:family="text">
      <style:text-properties officeooo:rsid="00632e51"/>
    </style:style>
    <style:style style:name="T67" style:family="text">
      <style:text-properties officeooo:rsid="0040ace3"/>
    </style:style>
    <style:style style:name="T68" style:family="text">
      <style:text-properties officeooo:rsid="006b15e0"/>
    </style:style>
    <style:style style:name="T69" style:family="text">
      <style:text-properties officeooo:rsid="006b5675"/>
    </style:style>
    <style:style style:name="T70" style:family="text">
      <style:text-properties officeooo:rsid="006cc84d"/>
    </style:style>
    <style:style style:name="T71" style:family="text">
      <style:text-properties officeooo:rsid="006e3a09"/>
    </style:style>
    <style:style style:name="T72" style:family="text">
      <style:text-properties officeooo:rsid="007037b8"/>
    </style:style>
    <style:style style:name="T73" style:family="text">
      <style:text-properties officeooo:rsid="00756d32"/>
    </style:style>
    <style:style style:name="T74" style:family="text">
      <style:text-properties officeooo:rsid="0079265a"/>
    </style:style>
    <style:style style:name="T75" style:family="text">
      <style:text-properties officeooo:rsid="007aa141"/>
    </style:style>
    <style:style style:name="T76" style:family="text">
      <style:text-properties officeooo:rsid="00685481"/>
    </style:style>
    <style:style style:name="T77" style:family="text">
      <style:text-properties officeooo:rsid="007d1779"/>
    </style:style>
    <style:style style:name="T78" style:family="text">
      <style:text-properties style:use-window-font-color="true"/>
    </style:style>
    <style:style style:name="T79" style:family="text">
      <style:text-properties style:use-window-font-color="true" officeooo:rsid="00687220"/>
    </style:style>
    <style:style style:name="T80" style:family="text">
      <style:text-properties style:use-window-font-color="true" fo:font-style="normal" style:font-style-asian="normal" style:font-style-complex="normal"/>
    </style:style>
    <style:style style:name="T81" style:family="text">
      <style:text-properties style:use-window-font-color="true" fo:font-style="normal" officeooo:rsid="01030c93" style:font-style-asian="normal" style:font-style-complex="normal"/>
    </style:style>
    <style:style style:name="T82" style:family="text">
      <style:text-properties style:use-window-font-color="true" fo:font-style="normal" officeooo:rsid="0103ab09" style:font-style-asian="normal" style:font-style-complex="normal"/>
    </style:style>
    <style:style style:name="T83" style:family="text">
      <style:text-properties style:use-window-font-color="true" fo:font-style="normal" officeooo:rsid="01045e2b" style:font-style-asian="normal" style:font-style-complex="normal"/>
    </style:style>
    <style:style style:name="T84" style:family="text">
      <style:text-properties style:use-window-font-color="true" fo:font-style="normal" officeooo:rsid="0101a62b" style:font-style-asian="normal" style:font-style-complex="normal"/>
    </style:style>
    <style:style style:name="T85" style:family="text">
      <style:text-properties style:use-window-font-color="true" fo:font-style="normal" officeooo:rsid="0104ab26" style:font-style-asian="normal" style:font-style-complex="normal"/>
    </style:style>
    <style:style style:name="T86" style:family="text">
      <style:text-properties style:use-window-font-color="true" fo:font-style="normal" officeooo:rsid="011b9fae" style:font-style-asian="normal" style:font-style-complex="normal"/>
    </style:style>
    <style:style style:name="T87" style:family="text">
      <style:text-properties style:use-window-font-color="true" fo:font-style="normal" officeooo:rsid="00ec7646" style:font-style-asian="normal" style:font-style-complex="normal"/>
    </style:style>
    <style:style style:name="T88" style:family="text">
      <style:text-properties style:use-window-font-color="true" fo:font-style="normal" officeooo:rsid="0129e716" style:font-style-asian="normal" style:font-style-complex="normal"/>
    </style:style>
    <style:style style:name="T89" style:family="text">
      <style:text-properties style:use-window-font-color="true" fo:font-style="normal" officeooo:rsid="012ce0e6" style:font-style-asian="normal" style:font-style-complex="normal"/>
    </style:style>
    <style:style style:name="T90" style:family="text">
      <style:text-properties style:use-window-font-color="true" fo:font-style="normal" officeooo:rsid="012e0c58" style:font-style-asian="normal" style:font-style-complex="normal"/>
    </style:style>
    <style:style style:name="T91" style:family="text">
      <style:text-properties style:use-window-font-color="true" fo:font-style="normal" officeooo:rsid="00ccac5e" style:font-style-asian="normal" style:font-style-complex="normal"/>
    </style:style>
    <style:style style:name="T92" style:family="text">
      <style:text-properties style:use-window-font-color="true" fo:font-style="normal" officeooo:rsid="01309713" style:font-style-asian="normal" style:font-style-complex="normal"/>
    </style:style>
    <style:style style:name="T93" style:family="text">
      <style:text-properties style:use-window-font-color="true" fo:font-style="normal" officeooo:rsid="013b4b0d" style:font-style-asian="normal" style:font-style-complex="normal"/>
    </style:style>
    <style:style style:name="T94" style:family="text">
      <style:text-properties style:use-window-font-color="true" fo:font-style="normal" officeooo:rsid="013c52d4" style:font-style-asian="normal" style:font-style-complex="normal"/>
    </style:style>
    <style:style style:name="T95" style:family="text">
      <style:text-properties style:use-window-font-color="true" fo:font-style="normal" officeooo:rsid="013d6fbb" style:font-style-asian="normal" style:font-style-complex="normal"/>
    </style:style>
    <style:style style:name="T96" style:family="text">
      <style:text-properties style:use-window-font-color="true" fo:font-style="normal" officeooo:rsid="013ddfc0" style:font-style-asian="normal" style:font-style-complex="normal"/>
    </style:style>
    <style:style style:name="T97" style:family="text">
      <style:text-properties style:use-window-font-color="true" fo:font-style="normal" officeooo:rsid="013f1034" style:font-style-asian="normal" style:font-style-complex="normal"/>
    </style:style>
    <style:style style:name="T98" style:family="text">
      <style:text-properties style:use-window-font-color="true" fo:font-style="normal" officeooo:rsid="0140086d" style:font-style-asian="normal" style:font-style-complex="normal"/>
    </style:style>
    <style:style style:name="T99" style:family="text">
      <style:text-properties style:use-window-font-color="true" fo:font-style="normal" officeooo:rsid="00ee8692" style:font-style-asian="normal" style:font-style-complex="normal"/>
    </style:style>
    <style:style style:name="T100" style:family="text">
      <style:text-properties style:use-window-font-color="true" fo:font-style="normal" officeooo:rsid="0143c3ef" style:font-style-asian="normal" style:font-style-complex="normal"/>
    </style:style>
    <style:style style:name="T101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02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03" style:family="text">
      <style:text-properties style:use-window-font-color="true" fo:font-style="italic" style:font-style-asian="italic" style:font-style-complex="italic"/>
    </style:style>
    <style:style style:name="T104" style:family="text">
      <style:text-properties style:use-window-font-color="true" fo:font-style="italic" officeooo:rsid="0101a62b" style:font-style-asian="italic" style:font-style-complex="italic"/>
    </style:style>
    <style:style style:name="T105" style:family="text">
      <style:text-properties style:use-window-font-color="true" fo:font-style="italic" officeooo:rsid="01114cd3" style:font-style-asian="italic" style:font-style-complex="italic"/>
    </style:style>
    <style:style style:name="T106" style:family="text">
      <style:text-properties style:use-window-font-color="true" fo:font-style="italic" officeooo:rsid="00ccac5e" style:font-style-asian="italic" style:font-style-complex="italic"/>
    </style:style>
    <style:style style:name="T107" style:family="text">
      <style:text-properties style:use-window-font-color="true" fo:font-style="italic" officeooo:rsid="01326b81" style:font-style-asian="italic" style:font-style-complex="italic"/>
    </style:style>
    <style:style style:name="T108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109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110" style:family="text">
      <style:text-properties style:use-window-font-color="true" officeooo:rsid="00c92fae"/>
    </style:style>
    <style:style style:name="T111" style:family="text">
      <style:text-properties style:use-window-font-color="true" officeooo:rsid="010f38a8"/>
    </style:style>
    <style:style style:name="T112" style:family="text">
      <style:text-properties style:use-window-font-color="true" officeooo:rsid="0110c1de"/>
    </style:style>
    <style:style style:name="T113" style:family="text">
      <style:text-properties style:use-window-font-color="true" officeooo:rsid="013ddfc0"/>
    </style:style>
    <style:style style:name="T114" style:family="text">
      <style:text-properties style:use-window-font-color="true" fo:font-weight="bold" style:font-weight-asian="bold" style:font-weight-complex="bold"/>
    </style:style>
    <style:style style:name="T115" style:family="text">
      <style:text-properties style:use-window-font-color="true" fo:font-weight="bold" officeooo:rsid="013ddfc0" style:font-weight-asian="bold" style:font-weight-complex="bold"/>
    </style:style>
    <style:style style:name="T116" style:family="text">
      <style:text-properties style:use-window-font-color="true" fo:font-weight="bold" officeooo:rsid="0140086d" style:font-weight-asian="bold" style:font-weight-complex="bold"/>
    </style:style>
    <style:style style:name="T117" style:family="text">
      <style:text-properties style:use-window-font-color="true" officeooo:rsid="0141ae5e"/>
    </style:style>
    <style:style style:name="T118" style:family="text">
      <style:text-properties officeooo:rsid="007fd98a"/>
    </style:style>
    <style:style style:name="T119" style:family="text">
      <style:text-properties officeooo:rsid="0081b142"/>
    </style:style>
    <style:style style:name="T120" style:family="text">
      <style:text-properties officeooo:rsid="0082e30a"/>
    </style:style>
    <style:style style:name="T121" style:family="text">
      <style:text-properties officeooo:rsid="008909b1"/>
    </style:style>
    <style:style style:name="T122" style:family="text">
      <style:text-properties officeooo:rsid="008fde9c"/>
    </style:style>
    <style:style style:name="T123" style:family="text">
      <style:text-properties officeooo:rsid="0091b213"/>
    </style:style>
    <style:style style:name="T124" style:family="text">
      <style:text-properties officeooo:rsid="00936952"/>
    </style:style>
    <style:style style:name="T125" style:family="text">
      <style:text-properties officeooo:rsid="00940908"/>
    </style:style>
    <style:style style:name="T126" style:family="text">
      <style:text-properties officeooo:rsid="009600b6"/>
    </style:style>
    <style:style style:name="T127" style:family="text">
      <style:text-properties officeooo:rsid="0097a1b6"/>
    </style:style>
    <style:style style:name="T128" style:family="text">
      <style:text-properties officeooo:rsid="0083140b"/>
    </style:style>
    <style:style style:name="T129" style:family="text">
      <style:text-properties officeooo:rsid="009bf1d4"/>
    </style:style>
    <style:style style:name="T130" style:family="text">
      <style:text-properties officeooo:rsid="009bfb06"/>
    </style:style>
    <style:style style:name="T131" style:family="text">
      <style:text-properties officeooo:rsid="001f49d4"/>
    </style:style>
    <style:style style:name="T132" style:family="text">
      <style:text-properties officeooo:rsid="009da783"/>
    </style:style>
    <style:style style:name="T133" style:family="text">
      <style:text-properties officeooo:rsid="00188e61"/>
    </style:style>
    <style:style style:name="T134" style:family="text">
      <style:text-properties officeooo:rsid="009e97f3"/>
    </style:style>
    <style:style style:name="T135" style:family="text">
      <style:text-properties officeooo:rsid="0028ac76"/>
    </style:style>
    <style:style style:name="T136" style:family="text">
      <style:text-properties officeooo:rsid="009ef892"/>
    </style:style>
    <style:style style:name="T137" style:family="text">
      <style:text-properties officeooo:rsid="00a1b2bb"/>
    </style:style>
    <style:style style:name="T138" style:family="text">
      <style:text-properties officeooo:rsid="00a38197"/>
    </style:style>
    <style:style style:name="T139" style:family="text">
      <style:text-properties officeooo:rsid="00a4ffd5"/>
    </style:style>
    <style:style style:name="T140" style:family="text">
      <style:text-properties officeooo:rsid="00a6fc39"/>
    </style:style>
    <style:style style:name="T141" style:family="text">
      <style:text-properties fo:font-style="normal" officeooo:rsid="00a73331" style:font-style-asian="normal" style:font-style-complex="normal"/>
    </style:style>
    <style:style style:name="T142" style:family="text">
      <style:text-properties fo:font-style="normal" officeooo:rsid="00a864ca" style:font-style-asian="normal" style:font-style-complex="normal"/>
    </style:style>
    <style:style style:name="T143" style:family="text">
      <style:text-properties fo:font-style="normal" officeooo:rsid="00e40438" style:font-style-asian="normal" style:font-style-complex="normal"/>
    </style:style>
    <style:style style:name="T144" style:family="text">
      <style:text-properties fo:font-style="normal" officeooo:rsid="00eb0770" style:font-style-asian="normal" style:font-style-complex="normal"/>
    </style:style>
    <style:style style:name="T145" style:family="text">
      <style:text-properties fo:font-style="normal" officeooo:rsid="00ebd6e4" style:font-style-asian="normal" style:font-style-complex="normal"/>
    </style:style>
    <style:style style:name="T146" style:family="text">
      <style:text-properties fo:font-style="normal" officeooo:rsid="00f12a74" style:font-style-asian="normal" style:font-style-complex="normal"/>
    </style:style>
    <style:style style:name="T147" style:family="text">
      <style:text-properties fo:font-style="normal" officeooo:rsid="00d58808" style:font-style-asian="normal" style:font-style-complex="normal"/>
    </style:style>
    <style:style style:name="T148" style:family="text">
      <style:text-properties fo:font-style="normal" officeooo:rsid="00d6098b" style:font-style-asian="normal" style:font-style-complex="normal"/>
    </style:style>
    <style:style style:name="T149" style:family="text">
      <style:text-properties fo:font-style="normal" officeooo:rsid="00f3e97e" style:font-style-asian="normal" style:font-style-complex="normal"/>
    </style:style>
    <style:style style:name="T150" style:family="text">
      <style:text-properties fo:font-style="normal" officeooo:rsid="00f58c93" style:font-style-asian="normal" style:font-style-complex="normal"/>
    </style:style>
    <style:style style:name="T151" style:family="text">
      <style:text-properties fo:font-style="normal" officeooo:rsid="00ee8692" style:font-style-asian="normal" style:font-style-complex="normal"/>
    </style:style>
    <style:style style:name="T152" style:family="text">
      <style:text-properties fo:font-style="normal" officeooo:rsid="010a99ca" style:font-style-asian="normal" style:font-style-complex="normal"/>
    </style:style>
    <style:style style:name="T153" style:family="text">
      <style:text-properties fo:font-style="normal" officeooo:rsid="0116ddb3" style:font-style-asian="normal" style:font-style-complex="normal"/>
    </style:style>
    <style:style style:name="T154" style:family="text">
      <style:text-properties fo:font-style="normal" officeooo:rsid="00e7346c" style:font-style-asian="normal" style:font-style-complex="normal"/>
    </style:style>
    <style:style style:name="T155" style:family="text">
      <style:text-properties fo:font-style="normal" officeooo:rsid="01182403" style:font-style-asian="normal" style:font-style-complex="normal"/>
    </style:style>
    <style:style style:name="T156" style:family="text">
      <style:text-properties fo:font-style="normal" officeooo:rsid="0125223e" style:font-style-asian="normal" style:font-style-complex="normal"/>
    </style:style>
    <style:style style:name="T157" style:family="text">
      <style:text-properties fo:font-style="normal" officeooo:rsid="01261c02" style:font-style-asian="normal" style:font-style-complex="normal"/>
    </style:style>
    <style:style style:name="T158" style:family="text">
      <style:text-properties fo:font-style="normal" officeooo:rsid="0126b205" style:font-style-asian="normal" style:font-style-complex="normal"/>
    </style:style>
    <style:style style:name="T159" style:family="text">
      <style:text-properties fo:font-style="normal" officeooo:rsid="013758de" style:font-style-asian="normal" style:font-style-complex="normal"/>
    </style:style>
    <style:style style:name="T160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161" style:family="text">
      <style:text-properties officeooo:rsid="00a9eb52"/>
    </style:style>
    <style:style style:name="T162" style:family="text">
      <style:text-properties officeooo:rsid="0041315f"/>
    </style:style>
    <style:style style:name="T163" style:family="text">
      <style:text-properties officeooo:rsid="00abdb64"/>
    </style:style>
    <style:style style:name="T164" style:family="text">
      <style:text-properties officeooo:rsid="00aea48b"/>
    </style:style>
    <style:style style:name="T165" style:family="text">
      <style:text-properties officeooo:rsid="00b56a82"/>
    </style:style>
    <style:style style:name="T166" style:family="text">
      <style:text-properties officeooo:rsid="00b87274"/>
    </style:style>
    <style:style style:name="T167" style:family="text">
      <style:text-properties officeooo:rsid="00b9b7b2"/>
    </style:style>
    <style:style style:name="T168" style:family="text">
      <style:text-properties officeooo:rsid="00baaa8f"/>
    </style:style>
    <style:style style:name="T169" style:family="text">
      <style:text-properties officeooo:rsid="00bd40d6"/>
    </style:style>
    <style:style style:name="T170" style:family="text">
      <style:text-properties officeooo:rsid="00bf6ad5"/>
    </style:style>
    <style:style style:name="T171" style:family="text">
      <style:text-properties officeooo:rsid="00c0824d"/>
    </style:style>
    <style:style style:name="T172" style:family="text">
      <style:text-properties officeooo:rsid="00186c08"/>
    </style:style>
    <style:style style:name="T173" style:family="text">
      <style:text-properties officeooo:rsid="00c752f4"/>
    </style:style>
    <style:style style:name="T174" style:family="text">
      <style:text-properties officeooo:rsid="00c8bca2"/>
    </style:style>
    <style:style style:name="T175" style:family="text">
      <style:text-properties officeooo:rsid="00c90504"/>
    </style:style>
    <style:style style:name="T176" style:family="text">
      <style:text-properties officeooo:rsid="00c9f361"/>
    </style:style>
    <style:style style:name="T177" style:family="text">
      <style:text-properties officeooo:rsid="00cd3655"/>
    </style:style>
    <style:style style:name="T178" style:family="text">
      <style:text-properties officeooo:rsid="00cde4ff"/>
    </style:style>
    <style:style style:name="T179" style:family="text">
      <style:text-properties officeooo:rsid="00cedaef"/>
    </style:style>
    <style:style style:name="T180" style:family="text">
      <style:text-properties officeooo:rsid="00cf36db"/>
    </style:style>
    <style:style style:name="T181" style:family="text">
      <style:text-properties officeooo:rsid="00d0573d"/>
    </style:style>
    <style:style style:name="T182" style:family="text">
      <style:text-properties officeooo:rsid="00d58808"/>
    </style:style>
    <style:style style:name="T183" style:family="text">
      <style:text-properties officeooo:rsid="00d6098b"/>
    </style:style>
    <style:style style:name="T184" style:family="text">
      <style:text-properties officeooo:rsid="00d76e33"/>
    </style:style>
    <style:style style:name="T185" style:family="text">
      <style:text-properties officeooo:rsid="00da4493"/>
    </style:style>
    <style:style style:name="T186" style:family="text">
      <style:text-properties officeooo:rsid="00dbdbe5"/>
    </style:style>
    <style:style style:name="T187" style:family="text">
      <style:text-properties officeooo:rsid="00df0165"/>
    </style:style>
    <style:style style:name="T188" style:family="text">
      <style:text-properties officeooo:rsid="00e1c67a"/>
    </style:style>
    <style:style style:name="T189" style:family="text">
      <style:text-properties officeooo:rsid="00e320af"/>
    </style:style>
    <style:style style:name="T190" style:family="text">
      <style:text-properties officeooo:rsid="00ec7646"/>
    </style:style>
    <style:style style:name="T191" style:family="text">
      <style:text-properties officeooo:rsid="00ee8692"/>
    </style:style>
    <style:style style:name="T192" style:family="text">
      <style:text-properties officeooo:rsid="00f2d0b5"/>
    </style:style>
    <style:style style:name="T193" style:family="text">
      <style:text-properties officeooo:rsid="00f3e97e"/>
    </style:style>
    <style:style style:name="T194" style:family="text">
      <style:text-properties officeooo:rsid="00f58c93"/>
    </style:style>
    <style:style style:name="T195" style:family="text">
      <style:text-properties officeooo:rsid="00fb4b50"/>
    </style:style>
    <style:style style:name="T196" style:family="text">
      <style:text-properties officeooo:rsid="00fb5341"/>
    </style:style>
    <style:style style:name="T197" style:family="text">
      <style:text-properties officeooo:rsid="01045e2b"/>
    </style:style>
    <style:style style:name="T198" style:family="text">
      <style:text-properties officeooo:rsid="010a99ca"/>
    </style:style>
    <style:style style:name="T199" style:family="text">
      <style:text-properties officeooo:rsid="010d4e88"/>
    </style:style>
    <style:style style:name="T200" style:family="text">
      <style:text-properties officeooo:rsid="010e5d05"/>
    </style:style>
    <style:style style:name="T201" style:family="text">
      <style:text-properties officeooo:rsid="010ebfd9"/>
    </style:style>
    <style:style style:name="T202" style:family="text">
      <style:text-properties officeooo:rsid="010f38a8"/>
    </style:style>
    <style:style style:name="T203" style:family="text">
      <style:text-properties officeooo:rsid="010f9373"/>
    </style:style>
    <style:style style:name="T204" style:family="text">
      <style:text-properties officeooo:rsid="01114cd3"/>
    </style:style>
    <style:style style:name="T205" style:family="text">
      <style:text-properties officeooo:rsid="0120299d"/>
    </style:style>
    <style:style style:name="T206" style:family="text">
      <style:text-properties officeooo:rsid="0125223e"/>
    </style:style>
    <style:style style:name="T207" style:family="text">
      <style:text-properties officeooo:rsid="01261c02"/>
    </style:style>
    <style:style style:name="T208" style:family="text">
      <style:text-properties officeooo:rsid="0126b205"/>
    </style:style>
    <style:style style:name="T209" style:family="text">
      <style:text-properties officeooo:rsid="0101a62b"/>
    </style:style>
    <style:style style:name="T210" style:family="text">
      <style:text-properties officeooo:rsid="0134762b"/>
    </style:style>
    <style:style style:name="T211" style:family="text">
      <style:text-properties officeooo:rsid="013b4b0d"/>
    </style:style>
    <style:style style:name="T212" style:family="text">
      <style:text-properties officeooo:rsid="0141ae5e"/>
    </style:style>
    <style:style style:name="T213" style:family="text">
      <style:text-properties officeooo:rsid="014206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Времена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101">Present Simple</text:p>
      <text:p text:style-name="P1"/>
      <text:p text:style-name="P204"><text:span text:style-name="T130">Дополнительные м</text:span><text:span text:style-name="T1">аячки времени:</text:span></text:p>
      <text:list xml:id="list206352688" text:style-name="L1">
        <text:list-item>
          <text:p text:style-name="P273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4">You <text:span text:style-name="T5">do</text:span> want to receive a letter from Joe? — Ты <text:span text:style-name="T5">действительно</text:span> хочешь получ. письмо от Джо?</text:p>
      <text:p text:style-name="P14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135">Present Continuous</text:p>
      <text:p text:style-name="P134"/>
      <text:p text:style-name="P251"><text:span text:style-name="T172">Глагол в </text:span><text:span text:style-name="T53">форме </text:span><text:span text:style-name="T172">Continuous, англоговорящие воспринимают как причастие (</text:span><text:span text:style-name="T171">какой?</text:span><text:span text:style-name="T172">)</text:span></text:p>
      <text:p text:style-name="P9"/>
      <text:p text:style-name="P206"><text:span text:style-name="T130">Дополнительные м</text:span>аячки времени:</text:p>
      <text:list xml:id="list2688762704" text:style-name="L2">
        <text:list-item>
          <text:p text:style-name="P275">listen — послушай;</text:p>
        </text:list-item>
        <text:list-item>
          <text:p text:style-name="P275">currently — в текущий момент;</text:p>
        </text:list-item>
      </text:list>
      <text:p text:style-name="P10"/>
      <text:p text:style-name="P87"><text:span text:style-name="T4">Present Continuos может передавать скрытое </text:span><text:span text:style-name="T13">значение</text:span><text:span text:style-name="T4">:</text:span></text:p>
      <text:list xml:id="list159763273" text:style-name="L3">
        <text:list-item>
          <text:p text:style-name="P287">кто-то вовлечен в процесс, хотя прямо сейчас им не занимается;</text:p>
        </text:list-item>
        <text:list-item>
          <text:p text:style-name="P287">ситуация меняется, она не статична;</text:p>
        </text:list-item>
        <text:list-item>
          <text:p text:style-name="P287">сегодня что-то происходит не так, как происходит обычно;</text:p>
        </text:list-item>
        <text:list-item>
          <text:p text:style-name="P286"><text:span text:style-name="T4">кто-то говорит о </text:span><text:span text:style-name="T15">регулярном </text:span><text:span text:style-name="T4">де</text:span><text:span text:style-name="T13">й</text:span><text:span text:style-name="T4">ствии с раздражением;</text:span></text:p>
        </text:list-item>
      </text:list>
      <text:p text:style-name="P15"/>
      <text:p text:style-name="P11"><text:span text:style-name="T16">Ron </text:span><text:span text:style-name="T26">is trying</text:span><text:span text:style-name="T16"> to find a well-paid job — Рон </text:span><text:span text:style-name="T26">пытается</text:span><text:span text:style-name="T16"> найти высокооплачеваемую работу </text:span></text:p>
      <text:p text:style-name="P252"><text:span text:style-name="T21">(</text:span><text:span text:style-name="T22">он</text:span><text:span text:style-name="T21"> вовлечен в процесс, хотя прямо сейчас он может заниматься другими делами)</text:span></text:p>
      <text:p text:style-name="P15"/>
      <text:p text:style-name="P15">Is <text:span text:style-name="T5">is getting</text:span> colder every day — Каждый день <text:span text:style-name="T5">становится</text:span> холоднее (погода меняется, </text:p>
      <text:p text:style-name="P15">при этом изменения еще не окончены, следует ожидать понижения температуры).</text:p>
      <text:p text:style-name="P15"/>
      <text:p text:style-name="P256"><text:span text:style-name="T17">His English </text:span><text:span text:style-name="T27">isn`t improving</text:span><text:span text:style-name="T17"> through he studies hard — Его английский </text:span><text:span text:style-name="T27">не улучшается</text:span><text:span text:style-name="T17">, </text:span></text:p>
      <text:p text:style-name="P256"><text:span text:style-name="T17">хотя он много занимается (</text:span><text:span text:style-name="T18">хотя ситуация и нестатична, она не меняется</text:span><text:span text:style-name="T17">).</text:span></text:p>
      <text:p text:style-name="P18"/>
      <text:p text:style-name="P20"><text:span text:style-name="T131">He </text:span><text:span text:style-name="T9">isn`t wearing</text:span><text:span text:style-name="T131"> his favorite cap today, that`s strange — Он </text:span><text:span text:style-name="T9">не носит</text:span><text:span text:style-name="T131"> сегодня свою любимую кепку, это странно (сегодня происходит что-то не то)</text:span></text:p>
      <text:p text:style-name="P16"/>
      <text:p text:style-name="P17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7"/>
      <text:p text:style-name="P257"><text:span text:style-name="T17">He </text:span><text:span text:style-name="T27">isn`t doing</text:span><text:span text:style-name="T17"> his homework again! </text:span><text:span text:style-name="T23">—</text:span><text:span text:style-name="T17"> Он опять </text:span><text:span text:style-name="T27">не делает</text:span><text:span text:style-name="T17"> домашнюю работу!</text:span></text:p>
      <text:p text:style-name="P17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19"><text:span text:style-name="T5">Is</text:span> your English <text:span text:style-name="T5">getting</text:span> better? — Твой английский <text:span text:style-name="T5">становится</text:span> лучше?</text:p>
      <text:p text:style-name="P19">Prices <text:span text:style-name="T5">are increasing</text:span> — Цены <text:span text:style-name="T5">растут</text:span>.</text:p>
      <text:p text:style-name="P13"/>
      <text:p text:style-name="P207"><text:span text:style-name="T132">Доп</text:span><text:span text:style-name="T134">олнительные</text:span><text:span text:style-name="T132"> </text:span><text:span text:style-name="T134">Non-</text:span><text:span text:style-name="T14">Continuous </text:span><text:span text:style-name="T132">г</text:span><text:span text:style-name="T14">лаголы</text:span></text:p>
      <text:p text:style-name="P210"/>
      <text:p text:style-name="P211"><text:span text:style-name="T28">К</text:span> таким глаголам относятся действия, которые невозможно увидеть в процессе.</text:p>
      <text:p text:style-name="P212">Обычно это глаголы состояния.</text:p>
      <text:p text:style-name="P212"/>
      <text:p text:style-name="P212">Глаголы, помогающие выразить мнение (opinion):</text:p>
      <text:list xml:id="list1588143142" text:style-name="L4">
        <text:list-item>
          <text:p text:style-name="P276">assume — полагать;</text:p>
        </text:list-item>
        <text:list-item>
          <text:p text:style-name="P276">consider — считать, полагать;</text:p>
        </text:list-item>
        <text:list-item>
          <text:p text:style-name="P276">find — находить;</text:p>
        </text:list-item>
        <text:list-item>
          <text:p text:style-name="P276">suppose — предполагать;</text:p>
        </text:list-item>
      </text:list>
      <text:p text:style-name="P212"/>
      <text:p text:style-name="P213">Глаголы, помогающие показать состояние мыслей (mental states)</text:p>
      <text:list xml:id="list3497197526" text:style-name="L5">
        <text:list-item>
          <text:p text:style-name="P277">mean — иметь в виду;</text:p>
        </text:list-item>
        <text:list-item>
          <text:p text:style-name="P277">notice — замечать, обращать внимание;</text:p>
        </text:list-item>
        <text:list-item>
          <text:p text:style-name="P277">recognise — узнавать;</text:p>
        </text:list-item>
        <text:list-item>
          <text:p text:style-name="P277">remember — помнить;</text:p>
        </text:list-item>
      </text:list>
      <text:p text:style-name="P213"/>
      <text:p text:style-name="P213">Глаголы, выражающие эмоции и желания (emotions/desires):</text:p>
      <text:list xml:id="list124134316" text:style-name="L6">
        <text:list-item>
          <text:p text:style-name="P278">dislike — не любить, не нравиться;</text:p>
        </text:list-item>
        <text:list-item>
          <text:p text:style-name="P278">envy — завидовать;</text:p>
        </text:list-item>
        <text:list-item>
          <text:p text:style-name="P278">fear — бояться;</text:p>
        </text:list-item>
        <text:list-item>
          <text:p text:style-name="P278">mind — возражать;</text:p>
        </text:list-item>
        <text:list-item>
          <text:p text:style-name="P278">need — нуждаться;</text:p>
        </text:list-item>
        <text:list-item>
          <text:p text:style-name="P278">prefer — предпочитать;</text:p>
        </text:list-item>
        <text:list-item>
          <text:p text:style-name="P278">regret — сожалеть;</text:p>
        </text:list-item>
      </text:list>
      <text:p text:style-name="P205"/>
      <text:p text:style-name="P205">Другие глаголы:</text:p>
      <text:list xml:id="list176262781" text:style-name="L7">
        <text:list-item>
          <text:p text:style-name="P274">be — быть;</text:p>
        </text:list-item>
        <text:list-item>
          <text:p text:style-name="P274">care — быть не безразличным, заботиться;</text:p>
        </text:list-item>
        <text:list-item>
          <text:p text:style-name="P274">contain — содержать;</text:p>
        </text:list-item>
        <text:list-item>
          <text:p text:style-name="P274">cost — стоить, иметь стоимость;</text:p>
        </text:list-item>
        <text:list-item>
          <text:p text:style-name="P274">possess — владеть;</text:p>
        </text:list-item>
        <text:list-item>
          <text:p text:style-name="P274">seem — казаться;</text:p>
        </text:list-item>
        <text:list-item>
          <text:p text:style-name="P274">weigh — весить, иметь вес;</text:p>
        </text:list-item>
      </text:list>
      <text:p text:style-name="P4"/>
      <text:p text:style-name="P97">Глаголы смешанного типа</text:p>
      <text:p text:style-name="P115"/>
      <text:p text:style-name="P115">Они могут быть <text:span text:style-name="T30">как </text:span>нормальными, <text:span text:style-name="T30">так</text:span> и становится non-continuous, в зависимости от того, </text:p>
      <text:p text:style-name="P116"><text:span text:style-name="T135">какой смысл </text:span><text:span text:style-name="T134">передают</text:span><text:span text:style-name="T135"> </text:span><text:span text:style-name="T134">либо</text:span><text:span text:style-name="T135"> когда входят в </text:span><text:span text:style-name="T136">состав</text:span><text:span text:style-name="T135"> устойчивы</text:span><text:span text:style-name="T136">х</text:span><text:span text:style-name="T135"> выражени</text:span><text:span text:style-name="T136">й</text:span><text:span text:style-name="T135">.</text:span></text:p>
      <text:p text:style-name="P1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34755049696">
          <table:table-cell table:style-name="Table1.A1" office:value-type="string">
            <text:p text:style-name="P260">Глагол</text:p>
          </table:table-cell>
          <table:table-cell table:style-name="Table1.A1" office:value-type="string">
            <text:p text:style-name="P260">Non-continuous</text:p>
          </table:table-cell>
          <table:table-cell table:style-name="Table1.C1" office:value-type="string">
            <text:p text:style-name="P260">Нормальный</text:p>
          </table:table-cell>
        </table:table-row>
        <table:table-row table:style-name="TableLine93934754932080">
          <table:table-cell table:style-name="Table1.A2" office:value-type="string">
            <text:p text:style-name="P258">appear</text:p>
          </table:table-cell>
          <table:table-cell table:style-name="Table1.A2" office:value-type="string">
            <text:p text:style-name="P259">в значении «казаться», «являтся»</text:p>
          </table:table-cell>
          <table:table-cell table:style-name="Table1.C2" office:value-type="string">
            <text:p text:style-name="P258">в значении «появляться»</text:p>
          </table:table-cell>
        </table:table-row>
        <table:table-row table:style-name="TableLine93934754962608">
          <table:table-cell table:style-name="Table1.A2" office:value-type="string">
            <text:p text:style-name="P258">have</text:p>
          </table:table-cell>
          <table:table-cell table:style-name="Table1.A2" office:value-type="string">
            <text:p text:style-name="P259">в значении «иметь», «владеть» </text:p>
          </table:table-cell>
          <table:table-cell table:style-name="Table1.C2" office:value-type="string">
            <text:p text:style-name="P258">в устойчивых выражениях</text:p>
          </table:table-cell>
        </table:table-row>
        <table:table-row table:style-name="TableLine93934754966336">
          <table:table-cell table:style-name="Table1.A2" office:value-type="string">
            <text:p text:style-name="P258">look</text:p>
          </table:table-cell>
          <table:table-cell table:style-name="Table1.A2" office:value-type="string">
            <text:p text:style-name="P258">в связке с прилагательным</text:p>
          </table:table-cell>
          <table:table-cell table:style-name="Table1.C2" office:value-type="string">
            <text:p text:style-name="P258">в связке с предлогоми (at, for)</text:p>
          </table:table-cell>
        </table:table-row>
        <table:table-row table:style-name="TableLine93934754981776">
          <table:table-cell table:style-name="Table1.A2" office:value-type="string">
            <text:p text:style-name="P258">miss</text:p>
          </table:table-cell>
          <table:table-cell table:style-name="Table1.A2" office:value-type="string">
            <text:p text:style-name="P258">в значении «скучать»</text:p>
          </table:table-cell>
          <table:table-cell table:style-name="Table1.C2" office:value-type="string">
            <text:p text:style-name="P262"><text:span text:style-name="T29">в значении </text:span>«<text:span text:style-name="T29">пропадать</text:span>»</text:p>
          </table:table-cell>
        </table:table-row>
        <table:table-row table:style-name="TableLine93934754986800">
          <table:table-cell table:style-name="Table1.A2" office:value-type="string">
            <text:p text:style-name="P265">hear</text:p>
          </table:table-cell>
          <table:table-cell table:style-name="Table1.A2" office:value-type="string">
            <text:p text:style-name="P266">в значении «слышать»</text:p>
            <text:p text:style-name="P268">(как физич. возможность)</text:p>
          </table:table-cell>
          <table:table-cell table:style-name="Table1.C2" office:value-type="string">
            <text:p text:style-name="P265">в значении «слышу то, чего не слышат другие» </text:p>
          </table:table-cell>
        </table:table-row>
        <table:table-row table:style-name="TableLine93934755002368">
          <table:table-cell table:style-name="Table1.A2" office:value-type="string">
            <text:p text:style-name="P267">see</text:p>
          </table:table-cell>
          <table:table-cell table:style-name="Table1.A2" office:value-type="string">
            <text:p text:style-name="P267">в значении «видеть»</text:p>
            <text:p text:style-name="P267">(как физич. возможность)</text:p>
          </table:table-cell>
          <table:table-cell table:style-name="Table1.C2" office:value-type="string">
            <text:p text:style-name="P263"><text:span text:style-name="T31">в значении «вижу то, чего не видят другие»; в устойч. </text:span><text:span text:style-name="T55">в</text:span><text:span text:style-name="T31">ыражен.</text:span></text:p>
          </table:table-cell>
        </table:table-row>
        <table:table-row table:style-name="TableLine93934755006480">
          <table:table-cell table:style-name="Table1.A2" office:value-type="string">
            <text:p text:style-name="P267">smell</text:p>
          </table:table-cell>
          <table:table-cell table:style-name="Table1.A2" office:value-type="string">
            <text:p text:style-name="P267">в значении «пахнуть»</text:p>
          </table:table-cell>
          <table:table-cell table:style-name="Table1.C2" office:value-type="string">
            <text:p text:style-name="P268">в значении «нюхать» </text:p>
            <text:p text:style-name="P268">(направленное действие)</text:p>
          </table:table-cell>
        </table:table-row>
        <table:table-row table:style-name="TableLine93934755011344">
          <table:table-cell table:style-name="Table1.A2" office:value-type="string">
            <text:p text:style-name="P267">taste</text:p>
          </table:table-cell>
          <table:table-cell table:style-name="Table1.A2" office:value-type="string">
            <text:p text:style-name="P269">в значении «вкусный»</text:p>
          </table:table-cell>
          <table:table-cell table:style-name="Table1.C2" office:value-type="string">
            <text:p text:style-name="P269">в значении «дегустировать»</text:p>
          </table:table-cell>
        </table:table-row>
        <table:table-row table:style-name="TableLine93934689667024">
          <table:table-cell table:style-name="Table1.A2" office:value-type="string">
            <text:p text:style-name="P269">thinks</text:p>
          </table:table-cell>
          <table:table-cell table:style-name="Table1.A2" office:value-type="string">
            <text:p text:style-name="P269">в значении «иметь мнение»</text:p>
          </table:table-cell>
          <table:table-cell table:style-name="Table1.C2" office:value-type="string">
            <text:p text:style-name="P269">в значении «мыслить»</text:p>
          </table:table-cell>
        </table:table-row>
        <table:table-row table:style-name="TableLine93934755108912">
          <table:table-cell table:style-name="Table1.A2" office:value-type="string">
            <text:p text:style-name="P269">weight</text:p>
          </table:table-cell>
          <table:table-cell table:style-name="Table1.A2" office:value-type="string">
            <text:p text:style-name="P269">в значении «весить»</text:p>
          </table:table-cell>
          <table:table-cell table:style-name="Table1.C2" office:value-type="string">
            <text:p text:style-name="P269">в значении «взвешиваться» (направленное действие)</text:p>
          </table:table-cell>
        </table:table-row>
        <table:table-row table:style-name="TableLine93934755109744">
          <table:table-cell table:style-name="Table1.A2" office:value-type="string">
            <text:p text:style-name="P269">be</text:p>
          </table:table-cell>
          <table:table-cell table:style-name="Table1.A2" office:value-type="string">
            <text:p text:style-name="P269">в значении «быть», «являться»</text:p>
          </table:table-cell>
          <table:table-cell table:style-name="Table1.C2" office:value-type="string">
            <text:p text:style-name="P269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16"/>
      <text:p text:style-name="P21">She <text:span text:style-name="T5">hears</text:span> the music. — Она <text:span text:style-name="T5">слышит</text:span> музыку.</text:p>
      <text:p text:style-name="P21">I cannot believe what I <text:span text:style-name="T5">am hearing</text:span>. — Я не верю тому, что <text:span text:style-name="T5">слышу</text:span>.</text:p>
      <text:p text:style-name="P21"/>
      <text:p text:style-name="P22">She <text:span text:style-name="T5">is sick</text:span>. — Е<text:span text:style-name="T32">е</text:span> <text:span text:style-name="T6">тошнит</text:span><text:span text:style-name="T35"> </text:span><text:span text:style-name="T36">(тошнотное состояние)</text:span><text:span text:style-name="T34">.</text:span></text:p>
      <text:p text:style-name="P22">She <text:span text:style-name="T5">is being sick</text:span>. — У нее <text:span text:style-name="T5">тошнота </text:span>/ рвота (прямо сейчас).</text:p>
      <text:p text:style-name="P22"/>
      <text:p text:style-name="P23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117"/>
      <text:p text:style-name="P120"><text:span text:style-name="T33">Simple в основном связан с состоянием, </text:span><text:span text:style-name="T47">фактом, регулярным действием</text:span><text:span text:style-name="T33">.</text:span></text:p>
      <text:p text:style-name="P118">Continuous подчеркивает незавершенность, динамику, изменения.</text:p>
      <text:p text:style-name="P118"/>
      <text:p text:style-name="P98">Present Perfect</text:p>
      <text:p text:style-name="P121"/>
      <text:p text:style-name="P121">С пом. него говорят не о прошлом как таковом, а о результате, который важен сейчас.</text:p>
      <text:p text:style-name="P123">Выполненное дейст<text:span text:style-name="T161">в</text:span>ие показывает именно 3я форма глагола.</text:p>
      <text:p text:style-name="P123"/>
      <text:p text:style-name="P122"><text:span text:style-name="T50">Например, вопрос </text:span>«Have you been to Egypt?» нужно понимать <text:span text:style-name="T48">как</text:span> </text:p>
      <text:p text:style-name="P122">«У тебя есть <text:span text:style-name="T49">опыт </text:span>пребывания в Египте?».</text:p>
      <text:p text:style-name="P122"/>
      <text:p text:style-name="P124">Популярные шаблоны с Present Perfect</text:p>
      <text:p text:style-name="P124"/>
      <text:p text:style-name="P24">It’s the first time (первый/любой раз, когда что-то случилось).</text:p>
      <text:p text:style-name="P24">Have you ever been? (вы когда-нибудь бывали?).</text:p>
      <text:p text:style-name="P24">I have never done (я никогда не делал).</text:p>
      <text:p text:style-name="P24">I have got (у менять есть).</text:p>
      <text:p text:style-name="P124"/>
      <text:p text:style-name="P92"><text:span text:style-name="T132">Дополнительные</text:span><text:span text:style-name="T51"> м</text:span><text:span text:style-name="T133">аячки времени:</text:span></text:p>
      <text:list xml:id="list582877235" text:style-name="L8">
        <text:list-item>
          <text:p text:style-name="P288">so far — на дайнный момент / до настоящего времени;</text:p>
        </text:list-item>
      </text:list>
      <text:p text:style-name="P113"><text:soft-page-break/>Present Perfect Continuus</text:p>
      <text:p text:style-name="P119"/>
      <text:p text:style-name="P154"><text:span text:style-name="T64">Показывает, как долго длилось действие до указанного момента в </text:span><text:span text:style-name="T66">настоящем</text:span><text:span text:style-name="T64">. </text:span></text:p>
      <text:p text:style-name="P154"/>
      <text:p text:style-name="P59">This is the day we’ve been waiting for — Настал день, которого мы так ждали. </text:p>
      <text:p text:style-name="P30"><text:span text:style-name="T66">(е</text:span><text:span text:style-name="T67">сть долгий процесс </text:span><text:span text:style-name="T33">—</text:span><text:span text:style-name="T67"> ожидание; </text:span><text:span text:style-name="T163">п</text:span><text:span text:style-name="T67">одразумевается, что мы когда-то начали ждать, </text:span></text:p>
      <text:p text:style-name="P30"><text:span text:style-name="T67">и ожидание продолжалось до сих пор; </text:span><text:span text:style-name="T163">н</text:span><text:span text:style-name="T67">апрямую о длительности не говорится, </text:span></text:p>
      <text:p text:style-name="P31"><text:span text:style-name="T67">но есть ощущение непрерывного процесса</text:span><text:span text:style-name="T66">)</text:span><text:span text:style-name="T67">.</text:span></text:p>
      <text:p text:style-name="P125"/>
      <text:p text:style-name="P25">You look tired. Yes, I know. I’ve been exercising — <text:span text:style-name="T162">Ты выглядешь уставшим. Да, я знаю. </text:span></text:p>
      <text:p text:style-name="P25"><text:span text:style-name="T162">Я занимался спортом. </text:span><text:span text:style-name="T66">(п</text:span><text:span text:style-name="T52">роцесс закончился буквально только что; </text:span></text:p>
      <text:p text:style-name="P25"><text:span text:style-name="T66">е</text:span><text:span text:style-name="T52">сть очевидные результаты прямо сейчас</text:span><text:span text:style-name="T66">)</text:span></text:p>
      <text:p text:style-name="P91"/>
      <text:p text:style-name="P32"><text:span text:style-name="T52">We’ve been busy the whole week — Мы были заняты всю неделю. </text:span><text:span text:style-name="T65">(хотя</text:span><text:span text:style-name="T52"> перевод </text:span><text:span text:style-name="T65">и </text:span><text:span text:style-name="T52">в прошлом, </text:span><text:span text:style-name="T65">но </text:span><text:span text:style-name="T52">подразумевается что неделя еще не закончилась; have не используется с -ing</text:span><text:span text:style-name="T65">)</text:span></text:p>
      <text:p text:style-name="P90"/>
      <text:p text:style-name="P126">Глаголы, c которыми можно использовать как Present Perfect, так и Present Perfect Continuous; разницы не будет: live, work, teach, study.</text:p>
      <text:p text:style-name="P126"/>
      <text:p text:style-name="P26">How long have you worked for your boss? <text:span text:style-name="T52">—</text:span> Как долго ты работаешь на своего босса?</text:p>
      <text:p text:style-name="P27">How long have you been working for your boss? <text:span text:style-name="T52">—</text:span> Как долго ты работаешь на своего босса?</text:p>
      <text:p text:style-name="P127"/>
      <text:p text:style-name="P127">Present Continuous сообщает, что кто-то находится в процессе, <text:span text:style-name="T161">а </text:span>Present Perfect Continuous — что кто-то занят процессом <text:span text:style-name="T161">уже </text:span>какое-то время.</text:p>
      <text:p text:style-name="P126"/>
      <text:p text:style-name="P99">Отличия Past Simple от Present Perfect</text:p>
      <text:p text:style-name="P128"/>
      <text:p text:style-name="P28">I didn’t talk to Tom yesterday — Я не говорил с Томом вчера.</text:p>
      <text:p text:style-name="P28">I haven’t talked to Tom yet — Я еще не говорил с Томом.</text:p>
      <text:p text:style-name="P128"/>
      <text:p text:style-name="P129">Первый пример имеет явный указатель прошлого — yesterday. Второй пример </text:p>
      <text:p text:style-name="P129">не имеет указателя на прошлое, но имеет указатель результата — yet.</text:p>
      <text:p text:style-name="P128"/>
      <text:p text:style-name="P130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130"/>
      <text:p text:style-name="P67">I’ve loved Laura since I saw her for the first time — </text:p>
      <text:p text:style-name="P67">Я люблю Лору с тех пор, как увидел ее впервые.</text:p>
      <text:p text:style-name="P126"/>
      <text:p text:style-name="P100">Особые случаи использования Past Continuous</text:p>
      <text:p text:style-name="P131"/>
      <text:p text:style-name="P131">Он также может использоваться с глаголами, которые показывают измения или рост.</text:p>
      <text:p text:style-name="P131"/>
      <text:p text:style-name="P68">Her English was improving, because she studied a lot — </text:p>
      <text:p text:style-name="P68">Ее английский становился лучше, потому что она много училась.</text:p>
      <text:p text:style-name="P131"/>
      <text:p text:style-name="P131"><text:soft-page-break/>Еще он может употребляться в ситуациях, когда необходимо подчеркнуть цикличность </text:p>
      <text:p text:style-name="P131">в прошлом (люди делали что-то снова и снова).</text:p>
      <text:p text:style-name="P131"/>
      <text:p text:style-name="P68">Though they loved each other, they <text:span text:style-name="T5">were</text:span> always <text:span text:style-name="T5">quarrelling</text:span> — </text:p>
      <text:p text:style-name="P68">Хотя они любили друг друга, они постоянно <text:span text:style-name="T5">ссорились</text:span>.</text:p>
      <text:p text:style-name="P131"/>
      <text:p text:style-name="P133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88"/>
      <text:p text:style-name="P72">She was shouting with anger as she left the house — Она кричала в ярости, </text:p>
      <text:p text:style-name="P33"><text:span text:style-name="T53">когда </text:span>вышла из дома.</text:p>
      <text:p text:style-name="P88"/>
      <text:p text:style-name="P88"><text:span text:style-name="T54">Е</text:span><text:span text:style-name="T53">сли </text:span><text:span text:style-name="T62">2</text:span><text:span text:style-name="T53"> дейстия происходили парралельно, то они оба могут быть в Past Continuous.</text:span></text:p>
      <text:p text:style-name="P89"><text:span text:style-name="T53">Но если </text:span><text:span text:style-name="T54">их </text:span><text:span text:style-name="T53">поставить в Past Simple, то получится цепочка действий.</text:span></text:p>
      <text:p text:style-name="P132"/>
      <text:p text:style-name="P29"><text:span text:style-name="T53">I was studying while Dora was making dinner — Я занимал</text:span><text:span text:style-name="T54">ся</text:span><text:span text:style-name="T53">, пока Дора готовила ужин.</text:span></text:p>
      <text:p text:style-name="P29"><text:span text:style-name="T53">I studied, made dinner and watched TV — Я позанимал</text:span><text:span text:style-name="T54">ся</text:span><text:span text:style-name="T53">, приготовил ужин и посмотре</text:span><text:span text:style-name="T54">л</text:span><text:span text:style-name="T53"> ТВ.</text:span></text:p>
      <text:p text:style-name="P88"/>
      <text:p text:style-name="P102">Past Perfect</text:p>
      <text:p text:style-name="P151"/>
      <text:p text:style-name="P153"><text:span text:style-name="T56">Указывает на действие, которое </text:span><text:span text:style-name="T57">случилось</text:span><text:span text:style-name="T56"> </text:span><text:span text:style-name="T61">ранее</text:span><text:span text:style-name="T56">, чем другое указанное действие. </text:span></text:p>
      <text:p text:style-name="P153"><text:span text:style-name="T56">Т. е. обозначает предпрошедш</text:span><text:span text:style-name="T63">ее время</text:span><text:span text:style-name="T56">. </text:span><text:span text:style-name="T60">Грамматическ</text:span><text:span text:style-name="T64">ая форма: had + глагол в 3й форме.</text:span></text:p>
      <text:p text:style-name="P152"/>
      <text:p text:style-name="P34">I had seen this fi<text:span text:style-name="T57">l</text:span>m before you did — Я посмотрел это фильм раньше, чем это сделал ты.</text:p>
      <text:p text:style-name="P47">(сначала случилось «I had seen», а затем «you did»)</text:p>
      <text:p text:style-name="P152"/>
      <text:p text:style-name="P34">He did<text:span text:style-name="T62">n`t</text:span> have cash because he had lost his wallet — У него не было наличных, потому что он потерял кошелек. <text:span text:style-name="T57">(денег </text:span><text:span text:style-name="T59">не было [тогда]</text:span><text:span text:style-name="T57">, потому что он их потерял [еще перед этим])</text:span></text:p>
      <text:p text:style-name="P152"/>
      <text:p text:style-name="P34">When I took the phone to call Nick, I realized that I had forgotten his number — Когда я взяла трубку, чтобы позвонить Нику, я поняла, что забыла его номер.</text:p>
      <text:p text:style-name="P152"/>
      <text:p text:style-name="P152">Past Perfect <text:span text:style-name="T61">(часто </text:span><text:span text:style-name="T62">или всегда</text:span><text:span text:style-name="T61">?) </text:span>используется в косвенной речи вместо <text:span text:style-name="T61">P</text:span>ast <text:span text:style-name="T61">S</text:span>imple.</text:p>
      <text:p text:style-name="P152"/>
      <text:p text:style-name="P34"><text:span text:style-name="T62">I</text:span> lived in London in 1999 — <text:span text:style-name="T62">Я жил в Лондоне в 1999 году (прямая речь).</text:span></text:p>
      <text:p text:style-name="P34"><text:span text:style-name="T62">H</text:span>e said that he had lived in London in 1999. — Он сказал, что он жил в Лондоне в 1999.</text:p>
      <text:p text:style-name="P152"/>
      <text:p text:style-name="P34">I’ve been to Cuba — <text:span text:style-name="T62">Я был на Кубе (прямая речь)</text:span></text:p>
      <text:p text:style-name="P34">Mike said that he had been to Cuba. — Майк сказал, что он бывал на Кубе.</text:p>
      <text:p text:style-name="P152"/>
      <text:p text:style-name="P152">Past Perfect появляется в условных предложениях 3<text:span text:style-name="T62">го</text:span> типа.</text:p>
      <text:p text:style-name="P152"/>
      <text:p text:style-name="P43">You would have passed your exam if you had worked harder — </text:p>
      <text:p text:style-name="P43">Ты бы сдал экзамен, если бы больше работал.</text:p>
      <text:p text:style-name="P152"/>
      <text:p text:style-name="P190">Также он, используется вместо Past Perfect Continuous с Non-Continuous глаголами.</text:p>
      <text:p text:style-name="P111"/>
      <text:p text:style-name="P112"/>
      <text:p text:style-name="P112"/>
      <text:p text:style-name="P112"><text:soft-page-break/>Past Perfect Continuous</text:p>
      <text:p text:style-name="P191"/>
      <text:p text:style-name="P192">Показывает, как долго длилось действие до указанного момента в прошлом. </text:p>
      <text:p text:style-name="P247">Грамматическая форма: had + been + глагол с -ing.</text:p>
      <text:p text:style-name="P191"/>
      <text:p text:style-name="P48">My mother had been cooking dinner for two hours when I got home — Моя мама готовила ужин уже 2 часа к тому времени, как я пришла домой (Past Perfect Continuous).</text:p>
      <text:p text:style-name="P191"/>
      <text:p text:style-name="P48">She has been cooking for 2 hours, but the food is not ready yet — Она готовит уже 2 часа, </text:p>
      <text:p text:style-name="P48">но еда все еще не готова (Present Perfect Continuous).</text:p>
      <text:p text:style-name="P191"/>
      <text:p text:style-name="P191">Также используется, когда процесс оставил результат в прошлом, <text:span text:style-name="T65">либо когда действия происходили на регулярной основе до какого-то момента в прошлом.</text:span></text:p>
      <text:p text:style-name="P191"/>
      <text:p text:style-name="P49">Lara looked tired because she had been working out. — Лара выглядела уставшей, </text:p>
      <text:p text:style-name="P49">потому что она занималась спортом <text:span text:style-name="T65">(занятие спортом оставило результат)</text:span>.</text:p>
      <text:p text:style-name="P49"/>
      <text:p text:style-name="P50">She had been writing to him for months, but she never got an answer — </text:p>
      <text:p text:style-name="P50">Она писала ему несколько месяцев, но так и не получила ответа <text:span text:style-name="T65">(регулярно писала)</text:span>.</text:p>
      <text:p text:style-name="P191"/>
      <text:p text:style-name="P103">Present в значении будущего</text:p>
      <text:p text:style-name="P193"/>
      <text:p text:style-name="P194">Обычно говорит о планах на будущее, либо о том, что должно произойти по рассписанию.</text:p>
      <text:p text:style-name="P158"><text:span text:style-name="T68">Present Continuous говорит о личных планах, </text:span><text:span text:style-name="T73">а </text:span><text:span text:style-name="T68">Present Simple — о рассписании, </text:span></text:p>
      <text:p text:style-name="P158"><text:span text:style-name="T69">которое не зависит от человека</text:span><text:span text:style-name="T68">.</text:span></text:p>
      <text:p text:style-name="P155"/>
      <text:p text:style-name="P35">I’m leaving town tomorrow. I’m going on a business trip. — Завтра я уезжаю из города. </text:p>
      <text:p text:style-name="P35">Я еду в командировку <text:span text:style-name="T68">(личные планы)</text:span>.</text:p>
      <text:p text:style-name="P35"/>
      <text:p text:style-name="P36">Kate has an English class next Monday — У Кати будет занятие по английскому </text:p>
      <text:p text:style-name="P36">в следующий понедельник <text:span text:style-name="T69">(рассписание)</text:span>.</text:p>
      <text:p text:style-name="P156"/>
      <text:p text:style-name="P157"><text:span text:style-name="T68">Чтобы правильно определить, что предложени</text:span><text:span text:style-name="T73">е</text:span><text:span text:style-name="T68"> действительно стоит </text:span><text:span text:style-name="T73">в </text:span><text:span text:style-name="T68">будуще</text:span><text:span text:style-name="T73">м</text:span><text:span text:style-name="T68">, </text:span></text:p>
      <text:p text:style-name="P157"><text:span text:style-name="T68">а не </text:span><text:span text:style-name="T73">в </text:span><text:span text:style-name="T68">настояще</text:span><text:span text:style-name="T73">м</text:span><text:span text:style-name="T68">, нужно обратить внимание на слова-маячки, </text:span><text:span text:style-name="T70">такие как</text:span><text:span text:style-name="T68">: </text:span></text:p>
      <text:p text:style-name="P157"/>
      <text:list xml:id="list142219379" text:style-name="L9">
        <text:list-item>
          <text:p text:style-name="P289"><text:span text:style-name="T68">tomorrow, </text:span><text:span text:style-name="T70">in the future, in 2050</text:span><text:span text:style-name="T68"> </text:span><text:span text:style-name="T70">(слова, которые указывают на дату в будущем);</text:span></text:p>
        </text:list-item>
        <text:list-item>
          <text:p text:style-name="P290"><text:span text:style-name="T71">would like, want, plan, expect</text:span><text:span text:style-name="T70"> </text:span><text:span text:style-name="T71">(</text:span><text:span text:style-name="T72">слова</text:span><text:span text:style-name="T70">, которые намекают на будущее</text:span><text:span text:style-name="T71">);</text:span></text:p>
        </text:list-item>
        <text:list-item>
          <text:p text:style-name="P289"><text:span text:style-name="T69">next </text:span><text:span text:style-name="T70">time</text:span><text:span text:style-name="T69">, </text:span><text:span text:style-name="T70">next Monday</text:span><text:span text:style-name="T69"> </text:span><text:span text:style-name="T70">(связки со словом next в значении «в следующий»);</text:span></text:p>
        </text:list-item>
        <text:list-item>
          <text:p text:style-name="P299">in 2 days, in a year (связки с предлогом in в значении «через»);</text:p>
        </text:list-item>
        <text:list-item>
          <text:p text:style-name="P299">by Friday (связки с предлогом by в значении «к указанному периоду»);</text:p>
        </text:list-item>
      </text:list>
      <text:p text:style-name="P157"/>
      <text:p text:style-name="P196">Present Perfect может встречаться в условных предложениях 1го типа. Он подчеркивает, </text:p>
      <text:p text:style-name="P196">что действие будет <text:span text:style-name="T73">выполнено/</text:span>закончено, но его часто упрощают до Present Simple.</text:p>
      <text:p text:style-name="P195"/>
      <text:p text:style-name="P51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95"/>
      <text:p text:style-name="P104">Оборот be going to</text:p>
      <text:p text:style-name="P198"/>
      <text:p text:style-name="P159"><text:span text:style-name="T74">Переводится как «собираюсь сделать» или «собирался сделать» (</text:span><text:span text:style-name="T122">о будущ</text:span><text:span text:style-name="T123">е</text:span><text:span text:style-name="T122">м из прошлого</text:span><text:span text:style-name="T74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7"><text:soft-page-break/>I’m going to play sports later — Я собираюсь позаниматься спортом позже.</text:p>
      <text:p text:style-name="P37">I was going to cross the road — Я собиралась перейти дорогу.</text:p>
      <text:p text:style-name="P37">Look! The dog is going to bite him — Смотри! Его сейчас укусит собака.</text:p>
      <text:p text:style-name="P195"/>
      <text:p text:style-name="P160"><text:span text:style-name="T121">Им</text:span><text:span text:style-name="T75"> часто </text:span><text:span text:style-name="T121">заменяют все</text:span><text:span text:style-name="T119"> форм</text:span><text:span text:style-name="T121">ы</text:span><text:span text:style-name="T75"> Future </text:span><text:span text:style-name="T121">в разговорной речи</text:span><text:span text:style-name="T75">, и проговаривается </text:span><text:span text:style-name="T121">он </text:span><text:span text:style-name="T75">как gonna.</text:span></text:p>
      <text:p text:style-name="P52">I`m going to leave now / I`m gonna leave now — Я ухожу (собируюсь уйти).</text:p>
      <text:p text:style-name="P195"/>
      <text:p text:style-name="P200"><text:span text:style-name="T77">Также этот о</text:span><text:span text:style-name="T75">борот</text:span><text:span text:style-name="T76"> можно перепутать с Present Continuous в значении будущего. </text:span></text:p>
      <text:p text:style-name="P202">Здесь главное отличие в том, что после be going to идет еще один глагол.</text:p>
      <text:p text:style-name="P202"/>
      <text:p text:style-name="P53"><text:span text:style-name="T78">I’m going to </text:span><text:span text:style-name="T79">attend the party tomorrow — Завтра я собираюсь посестить праздник (be going).</text:span></text:p>
      <text:p text:style-name="P214">I’m going to the party tomorrow — Завтра я иду на праздник (Present Continuous).</text:p>
      <text:p text:style-name="P203"/>
      <text:p text:style-name="P164"><text:span text:style-name="T7">Future </text:span><text:span text:style-name="T8">Continuous</text:span></text:p>
      <text:p text:style-name="P229"/>
      <text:p text:style-name="P231">Указывает на процесс, в определенный момент будуще<text:span text:style-name="T120">го</text:span>. </text:p>
      <text:p text:style-name="P231">Грамматическая форма: will + be + глагол с -ing.</text:p>
      <text:p text:style-name="P232"/>
      <text:p text:style-name="P73">I will be going to Moscow tomorrow morning — Я буду ехать в Москву завтра утром.</text:p>
      <text:p text:style-name="P73"/>
      <text:p text:style-name="P73"><text:span text:style-name="T118">W</text:span>ill you be waiting for Kate when her plane arrives? / Are you going to be waiting for Kate when her plane arrives? — <text:span text:style-name="T118">Ты будешь ждать Кейт, когда прилетит ее самолет.</text:span></text:p>
      <text:p text:style-name="P106"/>
      <text:p text:style-name="P107">Furure Perfect</text:p>
      <text:p text:style-name="P107"/>
      <text:p text:style-name="P233">Указывает на результат действия к какому-то моменту в будущем.</text:p>
      <text:p text:style-name="P233">Грамматическая форма: will + have + 3я форма глагола.</text:p>
      <text:p text:style-name="P106"/>
      <text:p text:style-name="P74">I hope you will have agreed — <text:span text:style-name="T130">Н</text:span>адеюсь, <text:span text:style-name="T130">ты</text:span> согласишься.</text:p>
      <text:p text:style-name="P86"/>
      <text:p text:style-name="P75">By Sunday she will have finished reading / By Sunday, she is going to have finished reading — </text:p>
      <text:p text:style-name="P77">К воскресенью она закончит читать.</text:p>
      <text:p text:style-name="P106"/>
      <text:p text:style-name="P108">Future Perfect Continuous</text:p>
      <text:p text:style-name="P234"/>
      <text:p text:style-name="P161"><text:span text:style-name="T38">В речи не используется</text:span><text:span text:style-name="T37">. Указывает на длительность — сколько будет происходить действие </text:span></text:p>
      <text:p text:style-name="P235">к моменту в будущем. Грамматическая форма: will + have + been + глагол с -ing.</text:p>
      <text:p text:style-name="P105"/>
      <text:p text:style-name="P76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05"/>
      <text:p text:style-name="P109">Сравнение форм Future</text:p>
      <text:p text:style-name="P109"/>
      <text:p text:style-name="P38"><text:span text:style-name="T41">I will </text:span><text:span text:style-name="T40">work</text:span><text:span text:style-name="T41"> / I`m going to </text:span><text:span text:style-name="T40">work</text:span><text:span text:style-name="T41"> — Я буду </text:span><text:span text:style-name="T40">работать</text:span><text:span text:style-name="T41">.</text:span></text:p>
      <text:p text:style-name="P38"><text:span text:style-name="T41">(</text:span><text:span text:style-name="T39">вероятное дейсвтие в будущем</text:span><text:span text:style-name="T41">)</text:span></text:p>
      <text:p text:style-name="P78"/>
      <text:p text:style-name="P38">I will be <text:span text:style-name="T40">working</text:span> at 6 o`clock / I`m going to be working at 6 o`clock — Я буду работать в 6 <text:span text:style-name="T129">часов.</text:span> (<text:span text:style-name="T128">процесс в указанный момент будущего</text:span>)</text:p>
      <text:p text:style-name="P78"/>
      <text:p text:style-name="P80">I will have worked by 6 o`clock / I`m going to have worked by 6 o`clock — Я отработаю к 6 час<text:span text:style-name="T169">ам. </text:span><text:span text:style-name="T128">(результат к указанному моменту в будущем)</text:span></text:p>
      <text:p text:style-name="P78"/>
      <text:p text:style-name="P79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79">к указанному моменту в будущем)</text:p>
      <text:p text:style-name="P105"/>
      <text:p text:style-name="P105">Future-in-the-<text:span text:style-name="T123">P</text:span>ast</text:p>
      <text:p text:style-name="P199"/>
      <text:p text:style-name="P162"><text:span text:style-name="T123">Используется, когда о будущем сообщают из прошлого, например при повествован</text:span><text:span text:style-name="T124">ии</text:span><text:span text:style-name="T123"> рассказов, </text:span><text:span text:style-name="T124">в косвенной речи</text:span><text:span text:style-name="T123"> </text:span><text:span text:style-name="T124">или когда говорят об альтернативной реальности.</text:span></text:p>
      <text:p text:style-name="P195"/>
      <text:p text:style-name="P243">Перевод остается в будущем, но меняются вспомогательные глаголы: </text:p>
      <text:p text:style-name="P243">will → would, am/is → was, are → were.</text:p>
      <text:p text:style-name="P195"/>
      <text:p text:style-name="P54">I`m having a meeting on Friday — У меня в пятницу будет встреча. (Past Continuous)</text:p>
      <text:p text:style-name="P54">I was having a meeting on Friday — У меня было собрание в пятницу.</text:p>
      <text:p text:style-name="P54"/>
      <text:p text:style-name="P175"><text:span text:style-name="T19">I`m going to stay late at work — Я задержусь на работе. (</text:span><text:span text:style-name="T20">b</text:span><text:span text:style-name="T19">e going to)</text:span></text:p>
      <text:p text:style-name="P54">I was going to stay late at work — Я решил задержаться на работе.</text:p>
      <text:p text:style-name="P51"/>
      <text:p text:style-name="P55">I won`t go out this weekend — Я никуда не пойду в эти выходные. (Future Simple)</text:p>
      <text:p text:style-name="P55">She decided that she would not go out — Она решила, что никуда не пойдет.</text:p>
      <text:p text:style-name="P51"/>
      <text:p text:style-name="P55">Will you be working at 5 pm? — Ты будешь работать в 5 часов? (Future Continuos)</text:p>
      <text:p text:style-name="P39"><text:span text:style-name="T124">I thought I would be working at 5 tomorrow — Я </text:span><text:span text:style-name="T125">думал</text:span><text:span text:style-name="T124">, что буду работать завтра в 5.</text:span></text:p>
      <text:p text:style-name="P55"/>
      <text:p text:style-name="P55">The match will have finish by 9 o`clock — Матч закончится к 9-ти часам. (Future Perfect)</text:p>
      <text:p text:style-name="P54">I was sure that the match would have finished by 9 — Я был уверен, что матч закончится в 9.</text:p>
      <text:p text:style-name="P197"/>
      <text:p text:style-name="P110">Модальные глаголы, передающие будущее</text:p>
      <text:p text:style-name="P195"/>
      <text:p text:style-name="P163"><text:span text:style-name="T126">В связке may/might/could + инфинитив, все 3 глагола передают одинаковый смысл <text:s/>«возможно сделаю». </text:span><text:span text:style-name="T127">S</text:span><text:span text:style-name="T126">hould может передавать значение «возможно случится», </text:span></text:p>
      <text:p text:style-name="P163"><text:span text:style-name="T127">а с</text:span><text:span text:style-name="T126">an </text:span><text:span text:style-name="T125">—</text:span><text:span text:style-name="T126"> </text:span><text:span text:style-name="T127">не «могу», а </text:span><text:span text:style-name="T126">«смогу» </text:span><text:span text:style-name="T127">(чем тогда отличается от will be able to? - </text:span><text:span text:style-name="T199">ничем!</text:span><text:span text:style-name="T127">)</text:span><text:span text:style-name="T126">.</text:span></text:p>
      <text:p text:style-name="P244"/>
      <text:p text:style-name="P56">I might be busy tonight — Я, возможно, буду занят сегодня вечером.</text:p>
      <text:p text:style-name="P56">We should be home by 9 o’clock — Мы, вероятнее всего, будем дома к 9-ти часам.</text:p>
      <text:p text:style-name="P51">I can come and help you if you need me — Я смогу прийти и помочь тебе, если я тебе нужен.</text:p>
      <text:p text:style-name="P195"/>
      <text:p text:style-name="P195"/>
      <text:p text:style-name="P95">Пассивный залог</text:p>
      <text:p text:style-name="P165"/>
      <text:p text:style-name="P166"><text:span text:style-name="T137">Это ситуация, когда </text:span><text:span text:style-name="T139">объект</text:span><text:span text:style-name="T137"> испытывает действие на себе, но не совершает его самостоятельно. </text:span><text:span text:style-name="T139">Грамматическая форма</text:span><text:span text:style-name="T137">: </text:span><text:span text:style-name="T139">объект + </text:span><text:span text:style-name="T137">be + глагол в 3й форме.</text:span></text:p>
      <text:p text:style-name="P166"/>
      <text:p text:style-name="P93"><text:span text:style-name="T170">Пассивный залог</text:span><text:span text:style-name="T138"> используется:</text:span></text:p>
      <text:list xml:id="list3775845252" text:style-name="L10">
        <text:list-item>
          <text:p text:style-name="P300">когда автора действия выносят на задний план (например его нет, или действие </text:p>
          <text:p text:style-name="P291"><text:span text:style-name="T138">важнее чем исполнитель, </text:span><text:span text:style-name="T139">или автор — это все люди</text:span><text:span text:style-name="T138">);</text:span></text:p>
        </text:list-item>
        <text:list-item>
          <text:p text:style-name="P301">в текстах научного характера (энциклопедии, справочники и т. п.):</text:p>
        </text:list-item>
      </text:list>
      <text:p text:style-name="P167"/>
      <text:p text:style-name="P40">I wanted to come in but the door was locked — Я хотел войти, но дверь была заперта. (<text:span text:style-name="T139">н</text:span>еизвестно, кто ее запер)</text:p>
      <text:p text:style-name="P166"/>
      <text:p text:style-name="P166"/>
      <text:p text:style-name="P272">It is believed that there is no life on Mars — Считается, что на Марсе нет жизни.</text:p>
      <text:p text:style-name="P40">(<text:span text:style-name="T140">автор действия — люди, т. к. в это верят все</text:span>)</text:p>
      <text:p text:style-name="P40"/>
      <text:p text:style-name="P41">It’s good when you are taken care of — Хорошо, когда о тебе заботятся. </text:p>
      <text:p text:style-name="P41">(важнее действие, а не кто его совершает)</text:p>
      <text:p text:style-name="P40"/>
      <text:p text:style-name="P41"><text:span text:style-name="T140">L</text:span>ight bulb was invented in 19th century — <text:span text:style-name="T140">Л</text:span>ампочка была изобретена в 19 веке. </text:p>
      <text:p text:style-name="P41">(<text:span text:style-name="T140">текст</text:span> из энциклопедии)</text:p>
      <text:p text:style-name="P245"/>
      <table:table table:name="Table2" table:style-name="Table2">
        <table:table-column table:style-name="Table2.A"/>
        <table:table-column table:style-name="Table2.B"/>
        <table:table-row table:style-name="TableLine93934755209696">
          <table:table-cell table:style-name="Table2.A1" office:value-type="string">
            <text:p text:style-name="P261">Форма</text:p>
          </table:table-cell>
          <table:table-cell table:style-name="Table2.B1" office:value-type="string">
            <text:p text:style-name="P261">Пример</text:p>
          </table:table-cell>
        </table:table-row>
        <table:table-row table:style-name="TableLine93934755164816">
          <table:table-cell table:style-name="Table2.A2" office:value-type="string">
            <text:p text:style-name="P270">Present Simple</text:p>
          </table:table-cell>
          <table:table-cell table:style-name="Table2.B2" office:value-type="string">
            <text:p text:style-name="P264"><text:span text:style-name="T142">M</text:span><text:span text:style-name="T141">eals </text:span><text:span text:style-name="T160">are cooked</text:span><text:span text:style-name="T141"> in the cafe — В кафе готовят еду</text:span></text:p>
          </table:table-cell>
        </table:table-row>
        <table:table-row table:style-name="TableLine93934755169488">
          <table:table-cell table:style-name="Table2.A2" office:value-type="string">
            <text:p text:style-name="P270">Present Continuous</text:p>
          </table:table-cell>
          <table:table-cell table:style-name="Table2.B2" office:value-type="string">
            <text:p text:style-name="P270">Meals <text:span text:style-name="T5">are being cooked</text:span> now — Еду готовят сейчас</text:p>
          </table:table-cell>
        </table:table-row>
        <table:table-row table:style-name="TableLine93934755171408">
          <table:table-cell table:style-name="Table2.A2" office:value-type="string">
            <text:p text:style-name="P270">Present Perfect</text:p>
          </table:table-cell>
          <table:table-cell table:style-name="Table2.B2" office:value-type="string">
            <text:p text:style-name="P270">Meals <text:span text:style-name="T5">have been cooked</text:span> in time — Еду приготовили вовремя</text:p>
          </table:table-cell>
        </table:table-row>
        <table:table-row table:style-name="TableLine93934755173328">
          <table:table-cell table:style-name="Table2.A2" office:value-type="string">
            <text:p text:style-name="P270">Past Simple</text:p>
          </table:table-cell>
          <table:table-cell table:style-name="Table2.B2" office:value-type="string">
            <text:p text:style-name="P271">Meals <text:span text:style-name="T5">were cooked</text:span> for the party — Для праздника приготовили еду</text:p>
          </table:table-cell>
        </table:table-row>
        <table:table-row table:style-name="TableLine93934755175248">
          <table:table-cell table:style-name="Table2.A2" office:value-type="string">
            <text:p text:style-name="P270">Past Continuous</text:p>
          </table:table-cell>
          <table:table-cell table:style-name="Table2.B2" office:value-type="string">
            <text:p text:style-name="P271">Meals <text:span text:style-name="T5">were being cooked</text:span> yesterday — Еду готовили вчера</text:p>
          </table:table-cell>
        </table:table-row>
        <table:table-row table:style-name="TableLine93934755177168">
          <table:table-cell table:style-name="Table2.A2" office:value-type="string">
            <text:p text:style-name="P270">Past Perfect</text:p>
          </table:table-cell>
          <table:table-cell table:style-name="Table2.B2" office:value-type="string">
            <text:p text:style-name="P271">Meals <text:span text:style-name="T5">had been cooked</text:span> before the party - Еду приготоивили до праздника</text:p>
          </table:table-cell>
        </table:table-row>
        <table:table-row table:style-name="TableLine93934755179088">
          <table:table-cell table:style-name="Table2.A2" office:value-type="string">
            <text:p text:style-name="P270">Furure Simple</text:p>
          </table:table-cell>
          <table:table-cell table:style-name="Table2.B2" office:value-type="string">
            <text:p text:style-name="P271">Meals <text:span text:style-name="T5">will be cooked</text:span> tomorrow — Еду будут готовить завтра</text:p>
          </table:table-cell>
        </table:table-row>
        <table:table-row table:style-name="TableLine93934755181232">
          <table:table-cell table:style-name="Table2.A2" office:value-type="string">
            <text:p text:style-name="P270">Furure Perfect</text:p>
          </table:table-cell>
          <table:table-cell table:style-name="Table2.B2" office:value-type="string">
            <text:p text:style-name="P271">Meals <text:span text:style-name="T5">will have been cooked</text:span> in time — Еду приготовят вовремя</text:p>
          </table:table-cell>
        </table:table-row>
      </table:table>
      <text:p text:style-name="P246"/>
      <text:p text:style-name="P248">Вместо will могут использоваться модальные глаголы.</text:p>
      <text:p text:style-name="P168"/>
      <text:p text:style-name="P57">Meals can be cooked tomorrow — Еду могут приготовить завтра.</text:p>
      <text:p text:style-name="P57">Meals can have been cooked in time — Еду смогут приготовить вовремя.</text:p>
      <text:p text:style-name="P168"/>
      <text:p text:style-name="P173"><text:span text:style-name="T10">Особые </text:span><text:span text:style-name="T11">обороты</text:span><text:span text:style-name="T10"> пассивного залога</text:span></text:p>
      <text:p text:style-name="P230"/>
      <text:p text:style-name="P236"><text:span text:style-name="T165">1) </text:span>It is said that... — Говорят, что…</text:p>
      <text:p text:style-name="P236"/>
      <text:p text:style-name="P169"><text:span text:style-name="T42">Вместо said могут быть и другие слова: announce, belive, expect, know </text:span><text:span text:style-name="T44">и пр</text:span><text:span text:style-name="T42">.</text:span></text:p>
      <text:p text:style-name="P170"><text:span text:style-name="T43">Когда</text:span><text:span text:style-name="T42"> формальное подлежащее it </text:span><text:span text:style-name="T43">нельзя/неудобно использовать</text:span><text:span text:style-name="T42">, </text:span><text:span text:style-name="T43">то</text:span><text:span text:style-name="T42"> вместо него указывают объект по поводу которого выражают суждение, а после глагола </text:span><text:span text:style-name="T43">ставят</text:span><text:span text:style-name="T42"> инфинитив.</text:span></text:p>
      <text:p text:style-name="P236"/>
      <text:p text:style-name="P81">It<text:span text:style-name="T5"> was belived</text:span> that Mark was a reliable man — Считалось, что Марк надежный человек.</text:p>
      <text:p text:style-name="P82">Mark <text:span text:style-name="T5">was belive</text:span> to be a reliable man — Марк считался надежным человеком.</text:p>
      <text:p text:style-name="P236"/>
      <text:p text:style-name="P238"><text:span text:style-name="T165">2) </text:span>You are not supposed to… <text:span text:style-name="T164">—</text:span> Вам не разрешается/рекомендуется…</text:p>
      <text:p text:style-name="P240"/>
      <text:p text:style-name="P172"><text:span text:style-name="T46">Вместо you может </text:span><text:span text:style-name="T45">указываться</text:span><text:span text:style-name="T46"> любой человек </text:span><text:span text:style-name="T45">или группа людей</text:span><text:span text:style-name="T46">.</text:span></text:p>
      <text:p text:style-name="P83">You’re not supposed to be here. — Вам нельзя здесь находиться.</text:p>
      <text:p text:style-name="P239"/>
      <text:p text:style-name="P242">3) I was surprised by... — Я был удивлен чем-то…</text:p>
      <text:p text:style-name="P241"/>
      <text:p text:style-name="P171"><text:span text:style-name="T44">После конструкции </text:span><text:span text:style-name="T45">может</text:span><text:span text:style-name="T44"> указыват</text:span><text:span text:style-name="T45">ь</text:span><text:span text:style-name="T44">ся </text:span><text:span text:style-name="T45">длинное</text:span><text:span text:style-name="T44"> придаточное предложение.</text:span></text:p>
      <text:p text:style-name="P84">I was surprised by what happened. — Я был удивлен тем, что произошло.</text:p>
      <text:p text:style-name="P237"/>
      <text:p text:style-name="P171"><text:span text:style-name="T44">4) I (don`t) like being... — Я (не) люблю, когда на меня </text:span><text:span text:style-name="T45">кто-то воздействует...</text:span></text:p>
      <text:p text:style-name="P241"/>
      <text:p text:style-name="P58">I like being treated fairly. — Я люблю, когда со мной справедливо обращаются.</text:p>
      <text:p text:style-name="P58">He doesn’t like being ignored. — Он не любит, когда его игнорируют.</text:p>
      <text:p text:style-name="P249"><text:soft-page-break/>5) Have somothing done... — Что-то сделано…</text:p>
      <text:p text:style-name="P249"/>
      <text:p text:style-name="P174"><text:span text:style-name="T166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167">й</text:span><text:span text:style-name="T166"> форме.</text:span></text:p>
      <text:p text:style-name="P174"/>
      <text:p text:style-name="P42">I have my work done — Моя работа сделала.</text:p>
      <text:p text:style-name="P42">We had a pizza delivered — Нам доставили пиццу.</text:p>
      <text:p text:style-name="P42"><text:span text:style-name="T168">They</text:span> are going to have a pizza delivered — <text:span text:style-name="T168">Им</text:span> доставят пиццу.</text:p>
      <text:p text:style-name="P174"/>
      <text:p text:style-name="P250">Данная связка может быть также с модольным глаголом can. </text:p>
      <text:p text:style-name="P250">После can, have будет в форме инфинитива.</text:p>
      <text:p text:style-name="P250"/>
      <text:p text:style-name="P66">A hairdresser’s is a place where you can have your hair cut — </text:p>
      <text:p text:style-name="P66">Парикмахерская это место, где можно постричь волосы.</text:p>
      <text:p text:style-name="P136"/>
      <text:p text:style-name="P136"/>
      <text:p text:style-name="P96">Модальные глаголы</text:p>
      <text:p text:style-name="P253"/>
      <text:p text:style-name="P176"><text:span text:style-name="T173">Это те же вспомогательные глаголы, но помимо времени, они также несут в себе смысловые оттенки. Переводятся, </text:span><text:span text:style-name="T196">в основном</text:span><text:span text:style-name="T173">, как смысловые глаголы, но иногда могут переводиться наречием или частицей. Не меняют своей формы. После них всег</text:span><text:span text:style-name="T176">да</text:span><text:span text:style-name="T173"> идет инфинитив.</text:span></text:p>
      <text:p text:style-name="P176"/>
      <text:p text:style-name="P114"><text:span text:style-name="T188">2 типа з</text:span>начени<text:span text:style-name="T188">й</text:span> <text:span text:style-name="T195">у </text:span>модальных глаголов</text:p>
      <text:p text:style-name="P177"/>
      <text:p text:style-name="P178"><text:span text:style-name="T182">Некоторые м</text:span><text:span text:style-name="T178">одальны</text:span><text:span text:style-name="T193">е</text:span><text:span text:style-name="T178"> глагол</text:span><text:span text:style-name="T193">ы</text:span><text:span text:style-name="T189"> могут</text:span><text:span text:style-name="T178"> име</text:span><text:span text:style-name="T189">ть </text:span><text:span text:style-name="T193">как </text:span><text:span text:style-name="T179">основное, </text:span><text:span text:style-name="T193">так</text:span><text:span text:style-name="T178"> и вероятно</text:span><text:span text:style-name="T181">стно</text:span><text:span text:style-name="T178">е </text:span><text:span text:style-name="T189">значение</text:span><text:span text:style-name="T178">. </text:span></text:p>
      <text:p text:style-name="P181"><text:span text:style-name="T179">Основное</text:span><text:span text:style-name="T178"> значение описывает </text:span><text:span text:style-name="T182">ситуацию/</text:span><text:span text:style-name="T187">факт</text:span><text:span text:style-name="T178">, а вероятно</text:span><text:span text:style-name="T181">стно</text:span><text:span text:style-name="T178">е — передает предположени</text:span><text:span text:style-name="T180">е</text:span><text:span text:style-name="T178">.</text:span></text:p>
      <text:p text:style-name="P181"><text:span text:style-name="T147">Вероятностное значение называтся </text:span><text:span text:style-name="T148">также </text:span><text:span text:style-name="T147">сослогательным наклонением.</text:span><text:span text:style-name="T178"> <text:s/></text:span></text:p>
      <text:p text:style-name="P255"/>
      <text:p text:style-name="P255">Основные значения:</text:p>
      <text:list xml:id="list1328081716" text:style-name="L11">
        <text:list-item>
          <text:p text:style-name="P302">can — <text:span text:style-name="T183">могу, </text:span><text:span text:style-name="T184">смогу, </text:span><text:span text:style-name="T183">умею</text:span>;</text:p>
        </text:list-item>
        <text:list-item>
          <text:p text:style-name="P303">could — <text:span text:style-name="T183">мог, умел</text:span>;</text:p>
        </text:list-item>
        <text:list-item>
          <text:p text:style-name="P292"><text:span text:style-name="T182">must — </text:span><text:span text:style-name="T183">должен</text:span><text:span text:style-name="T182">;</text:span></text:p>
        </text:list-item>
      </text:list>
      <text:p text:style-name="P63"/>
      <text:p text:style-name="P63">She could dance when she was young — Она умела танцевать, когда была молодой.</text:p>
      <text:p text:style-name="P63">We must work a lot – Мы должны много работать.</text:p>
      <text:p text:style-name="P255"/>
      <text:p text:style-name="P255">Вероятностные значения:</text:p>
      <text:list xml:id="list2636296909" text:style-name="L12">
        <text:list-item>
          <text:p text:style-name="P304">could — <text:span text:style-name="T183">мог бы, </text:span><text:span text:style-name="T185">возможно </text:span><text:span text:style-name="T192">(50%)</text:span>;</text:p>
        </text:list-item>
        <text:list-item>
          <text:p text:style-name="P293"><text:span text:style-name="T182">might — </text:span><text:span text:style-name="T201">может</text:span><text:span text:style-name="T202">, </text:span><text:span text:style-name="T204">мог бы,</text:span><text:span text:style-name="T183"> </text:span><text:span text:style-name="T185">возможно</text:span><text:span text:style-name="T183"> </text:span><text:span text:style-name="T192">(50%)</text:span><text:span text:style-name="T182">;</text:span></text:p>
        </text:list-item>
        <text:list-item>
          <text:p text:style-name="P305">must — <text:span text:style-name="T183">должно быть, наверное </text:span><text:span text:style-name="T192">(100%)</text:span>;</text:p>
        </text:list-item>
        <text:list-item>
          <text:p text:style-name="P304">should — <text:span text:style-name="T183">следовало бы</text:span>;</text:p>
        </text:list-item>
        <text:list-item>
          <text:p text:style-name="P304">would — <text:span text:style-name="T183">бы (в </text:span><text:span text:style-name="T208">нереальной ситуации</text:span><text:span text:style-name="T183">)</text:span>;</text:p>
        </text:list-item>
      </text:list>
      <text:p text:style-name="P254"/>
      <text:p text:style-name="P44">We could use the situation <text:span text:style-name="T198">now</text:span> — Мы могли бы использовать эту ситуацию <text:span text:style-name="T198">сейчас</text:span><text:span text:style-name="T181">.</text:span></text:p>
      <text:p text:style-name="P65">It could have been me who forgot to lock the door — <text:span text:style-name="T185">В</text:span>озможно <text:span text:style-name="T185">э</text:span>то я забыл закрыть дверь. </text:p>
      <text:p text:style-name="P64">It must be hard to work as a doctor — Должно быть, трудно работать доктором.</text:p>
      <text:p text:style-name="P61">I would have called you if I had known — Я бы позвонил, если бы знал.</text:p>
      <text:p text:style-name="P61"/>
      <text:p text:style-name="P144">Модальный глагол, в вероятностном значении, можно употреблять не только в настоящем, </text:p>
      <text:p text:style-name="P145">но и в прошлом, даже если он там не используется. Если он употребляется в настоящем, </text:p>
      <text:p text:style-name="P145">то после него будет голый инфинитив, а если в прошлом — то перфектный инфинитив.</text:p>
      <text:p text:style-name="P138"/>
      <text:p text:style-name="P180"><text:soft-page-break/><text:span text:style-name="T149">Перфектный инфинитив</text:span><text:span text:style-name="T151"> состоит из 2х слов: have + глагол в 3й форме. </text:span><text:span text:style-name="T152">Но</text:span><text:span text:style-name="T143"> have </text:span><text:span text:style-name="T152">здесь не </text:span><text:span text:style-name="T143">меня</text:span><text:span text:style-name="T152">е</text:span><text:span text:style-name="T143">тся в зависимости от подлежащего. (даже для he/she/it</text:span><text:span text:style-name="T149"> </text:span><text:span text:style-name="T143">останется have)</text:span></text:p>
      <text:p text:style-name="P137"/>
      <text:p text:style-name="P139">It must <text:span text:style-name="T5">have been</text:span> love — Наверное, это была любов. </text:p>
      <text:p text:style-name="P184"><text:span text:style-name="T154">(</text:span><text:span text:style-name="T153">когда must передает вероятностное значение, то может </text:span><text:span text:style-name="T155">употребляться</text:span><text:span text:style-name="T153"> в прошлом</text:span><text:span text:style-name="T154">)</text:span></text:p>
      <text:p text:style-name="P62"/>
      <text:p text:style-name="P179"><text:span text:style-name="T145">Среди американцев широко употребляется перфектный инфинитив «have gotten</text:span><text:span text:style-name="T146">»</text:span><text:span text:style-name="T145">. Его</text:span><text:span text:style-name="T144"> используют, когда хотят выразить предположение о том, что могло бы случится с че</text:span><text:span text:style-name="T145">ловеком.</text:span></text:p>
      <text:p text:style-name="P143"/>
      <text:p text:style-name="P60">What were you doing? You could have gotten yourself killed! — </text:p>
      <text:p text:style-name="P60">Что же ты делал? Ты чуть не умер!</text:p>
      <text:p text:style-name="P142"/>
      <text:p text:style-name="P180"><text:span text:style-name="T159">Примеры использования голого инфинитива</text:span><text:span text:style-name="T149"> </text:span><text:span text:style-name="T159">(к</text:span><text:span text:style-name="T149">то-то стучит в дверь</text:span><text:span text:style-name="T159">)</text:span><text:span text:style-name="T149">:</text:span></text:p>
      <text:p text:style-name="P140"/>
      <text:p text:style-name="P69">It must be John. He promised to come — Это, наверное, Джон. Он обещал прийти.</text:p>
      <text:p text:style-name="P180"><text:span text:style-name="T24">(</text:span><text:span text:style-name="T25">почти уверены</text:span><text:span text:style-name="T24">, что так и есть)</text:span></text:p>
      <text:p text:style-name="P69"/>
      <text:p text:style-name="P71">I might/may/could be a postman — Это, возможно, почтальон.</text:p>
      <text:p text:style-name="P71">(есть вероятность, но не 100%)</text:p>
      <text:p text:style-name="P141"/>
      <text:p text:style-name="P189"><text:span text:style-name="T159">Примеры использования перфектного инфинитива</text:span><text:span text:style-name="T150"> </text:span><text:span text:style-name="T159">(к</text:span><text:span text:style-name="T150">то-то съел мой бутерброд</text:span><text:span text:style-name="T159">):</text:span></text:p>
      <text:p text:style-name="P140"/>
      <text:p text:style-name="P69">It must have been Tom. He always eats my food — Это, должно быть, был Том. </text:p>
      <text:p text:style-name="P69">Он всегда съедает мою еду. (<text:span text:style-name="T194">почти уверены, что так и есть</text:span>) </text:p>
      <text:p text:style-name="P69"/>
      <text:p text:style-name="P70">It might/may/could have been Jane. I saw her in the kitchen — Это, возможно, была Джейн. </text:p>
      <text:p text:style-name="P70">Я видела ее на кухне <text:span text:style-name="T194">(есть вероятность, но не 100%)</text:span></text:p>
      <text:p text:style-name="P209"/>
      <text:p text:style-name="P298"><text:span text:style-name="T101">4 ф</text:span><text:span text:style-name="T102">ормы инфинитива, </text:span><text:span text:style-name="T101">после модальных глаголов</text:span></text:p>
      <text:p text:style-name="P298"><text:span text:style-name="T101"/></text:p>
      <text:p text:style-name="P298"><text:span text:style-name="T100">1) </text:span><text:span text:style-name="T99">Bare</text:span><text:span text:style-name="T87"> </text:span><text:span text:style-name="T99">Invinitive</text:span><text:span text:style-name="T87"> — начальная форма глагола без to.</text:span></text:p>
      <text:p text:style-name="P298"><text:span text:style-name="T100">2) </text:span><text:span text:style-name="T87">Continuous </text:span><text:span text:style-name="T99">Invinitive</text:span><text:span text:style-name="T87"> — be + </text:span><text:span text:style-name="T99">глагол с -ing.</text:span></text:p>
      <text:p text:style-name="P298"><text:span text:style-name="T100">3) </text:span><text:span text:style-name="T99">Perfect Invinitive — have + глаголв в 3й форме.</text:span></text:p>
      <text:p text:style-name="P298"><text:span text:style-name="T100">4) </text:span><text:span text:style-name="T99">Perfect Continuous Invinitive — have + been + глагол с -ing.</text:span></text:p>
      <text:p text:style-name="P226"/>
      <text:p text:style-name="P219">He might <text:span text:style-name="T5">work</text:span> at the hospital — Возможно, он работает в больнице.</text:p>
      <text:p text:style-name="P219">He might <text:span text:style-name="T5">be working</text:span> now — Возможно, он сейчас работает.</text:p>
      <text:p text:style-name="P219">He might <text:span text:style-name="T5">have worked</text:span> yesterday — Наверное, он вчера работал.</text:p>
      <text:p text:style-name="P219"/>
      <text:p text:style-name="P219">He might <text:span text:style-name="T5">have been working</text:span> for a long time before he went to sleep — </text:p>
      <text:p text:style-name="P216">Он, наверное, долго работал перед тем, как лечь спать.</text:p>
      <text:p text:style-name="P209"/>
      <text:p text:style-name="P208">Особенности модальных глаголов <text:span text:style-name="T211">и конструкций</text:span></text:p>
      <text:p text:style-name="P224"/>
      <text:p text:style-name="P182"><text:span text:style-name="T110">Глагол might в </text:span><text:span text:style-name="T111">основном</text:span><text:span text:style-name="T110"> переводится наречием, а не глаголом. </text:span></text:p>
      <text:p text:style-name="P182"><text:span text:style-name="T111">В вероятностном значении, </text:span><text:span text:style-name="T112">для ситуации в прошлом,</text:span><text:span text:style-name="T111"> дублирует глагол could.</text:span></text:p>
      <text:p text:style-name="P228"/>
      <text:p text:style-name="P183"><text:span text:style-name="T103">Sonya might go to Japan next week / Sonya </text:span><text:span text:style-name="T105">could</text:span><text:span text:style-name="T103"> go to Japan next week – </text:span></text:p>
      <text:p text:style-name="P183"><text:span text:style-name="T103">Соня, </text:span><text:span text:style-name="T105">возможно</text:span><text:span text:style-name="T103">, поедет в Японию на следующей неделе.</text:span></text:p>
      <text:p text:style-name="P227"/>
      <text:p text:style-name="P227"><text:span text:style-name="T209">Глагол shall встречается только </text:span><text:span text:style-name="T200">у</text:span><text:span text:style-name="T209"> британ</text:span><text:span text:style-name="T200">цев</text:span><text:span text:style-name="T209">. Американцы заменяют его на should.</text:span></text:p>
      <text:p text:style-name="P218">Shall I close the door? / Should I close the door? — Мне закрыть дверь?</text:p>
      <text:p text:style-name="P185"><text:soft-page-break/><text:span text:style-name="T84">Т</text:span><text:span text:style-name="T81">акже, в британском английском, can`t и needn`t могут передавать </text:span><text:span text:style-name="T83">особый</text:span><text:span text:style-name="T81"> смысл. </text:span></text:p>
      <text:p text:style-name="P185"><text:span text:style-name="T81">Can`t может означать </text:span><text:span text:style-name="T82">«</text:span><text:span text:style-name="T83">этого не может быть</text:span><text:span text:style-name="T82">», «</text:span><text:span text:style-name="T85">не верю, что это правда</text:span><text:span text:style-name="T82">»</text:span><text:span text:style-name="T81">, </text:span></text:p>
      <text:p text:style-name="P185"><text:span text:style-name="T81">а needn`t </text:span><text:span text:style-name="T104">—</text:span><text:span text:style-name="T81"> «нет необходимости», «</text:span><text:span text:style-name="T88">не следовало делать </text:span><text:span text:style-name="T89">это</text:span><text:span text:style-name="T90">го</text:span><text:span text:style-name="T81">».</text:span></text:p>
      <text:p text:style-name="P225"/>
      <text:p text:style-name="P217"><text:span text:style-name="T186">She can’t have got my emai</text:span><text:span text:style-name="T197">l — Она наверняка не получила мое письмо.</text:span></text:p>
      <text:p text:style-name="P217"/>
      <text:p text:style-name="P220">You needn’t worry, we’ll work this out — Не нужно беспокоиться, мы уладим ситуацию.</text:p>
      <text:p text:style-name="P223">(здесь need ведет себя как модальный глагол, поэтому он с частицей not)</text:p>
      <text:p text:style-name="P148"/>
      <text:p text:style-name="P150">Глагол will иногда используют, когда хотят подчеркнуть привычки человека в <text:span text:style-name="T58">настоящем</text:span>.</text:p>
      <text:p text:style-name="P85">She will never listen to me — Она никогда меня не слушает.</text:p>
      <text:p text:style-name="P149"/>
      <text:p text:style-name="P186"><text:span text:style-name="T158">S</text:span><text:span text:style-name="T156">hould </text:span><text:span text:style-name="T158">+ </text:span><text:span text:style-name="T156">голый инфинитив связан с настоящим и будущим, а </text:span><text:span text:style-name="T158">should +</text:span><text:span text:style-name="T156"> перфектный </text:span><text:span text:style-name="T158">инфинитив </text:span><text:span text:style-name="T156">— с прошлым, в значении когда «чего-то не ожидали и сожалеют об этом» </text:span></text:p>
      <text:p text:style-name="P186"><text:span text:style-name="T156">или когда критикуют </text:span><text:span text:style-name="T157">чьи-то действия.</text:span></text:p>
      <text:p text:style-name="P306"/>
      <text:p text:style-name="P307">I don’t think you should work at weekends — Не думаю, что тебе нужно работать по выходн.</text:p>
      <text:p text:style-name="P307">You should see the doctor — Тебе стоит пойти к доктору.</text:p>
      <text:p text:style-name="P45"/>
      <text:p text:style-name="P45"><text:span text:style-name="T207">I should have listened to you — Нужно было тебя послушать (</text:span><text:span text:style-name="T208">ж</text:span><text:span text:style-name="T207">аль, что я тебя не послушал).</text:span></text:p>
      <text:p text:style-name="P46"><text:span text:style-name="T208">I knew y</text:span><text:span text:style-name="T206">ou shouldn’t have trusted him — </text:span><text:span text:style-name="T208">Я знал, что т</text:span><text:span text:style-name="T206">ебе не </text:span><text:span text:style-name="T208">следовало</text:span><text:span text:style-name="T206"> ему доверять </text:span></text:p>
      <text:p text:style-name="P46"><text:span text:style-name="T206">(</text:span><text:span text:style-name="T208">з</text:span><text:span text:style-name="T206">ря ты ему поверил).</text:span></text:p>
      <text:p text:style-name="P147"/>
      <text:p text:style-name="P187"><text:span text:style-name="T91">Глагол dare означает «осмелиться», «иметь наглость», «рискнуть». </text:span><text:span text:style-name="T92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221"/>
      <text:p text:style-name="P221">I <text:span text:style-name="T5">dare </text:span><text:span text:style-name="T12">not</text:span> ask if you forgive me — Я <text:span text:style-name="T5">не смею</text:span> спрашивать, простишь ли ты меня <text:span text:style-name="T210">(модальный)</text:span>.</text:p>
      <text:p text:style-name="P222">How dare you speak to me like that?! <text:span text:style-name="T206">—</text:span> Как ты смеешь так говорить со мной?!</text:p>
      <text:p text:style-name="P221"/>
      <text:p text:style-name="P188"><text:span text:style-name="T106">Though he is rude I </text:span><text:span text:style-name="T108">don`t </text:span><text:span text:style-name="T109">dare</text:span><text:span text:style-name="T106"> say </text:span><text:span text:style-name="T107">that </text:span><text:span text:style-name="T106">he is a </text:span><text:span text:style-name="T107">bad</text:span><text:span text:style-name="T106"> man. — Хотя он грубоват, </text:span><text:span text:style-name="T107">я </text:span><text:span text:style-name="T108">не </text:span><text:span text:style-name="T109">осмелюсь</text:span><text:span text:style-name="T106"> сказать, что он плохой человек </text:span><text:span text:style-name="T107">(обычный глагол)</text:span><text:span text:style-name="T106">.</text:span></text:p>
      <text:p text:style-name="P283"/>
      <text:p text:style-name="P201"><text:span text:style-name="T175">К</text:span><text:span text:style-name="T174">онструкция be able to </text:span><text:span text:style-name="T203">может </text:span><text:span text:style-name="T177">переда</text:span><text:span text:style-name="T203">вать</text:span><text:span text:style-name="T177"> </text:span><text:span text:style-name="T203">доп.</text:span><text:span text:style-name="T175"> </text:span><text:span text:style-name="T174">значение «имею возможность».</text:span></text:p>
      <text:p text:style-name="P215">I was able to travel last year. — В прошлом году у меня была возможность путешествовать.</text:p>
      <text:p text:style-name="P215"/>
      <text:p text:style-name="P146">Часто, в разговорной речи, вместо have to употребляется have got to. <text:span text:style-name="T205">Эта конструкця</text:span> </text:p>
      <text:p text:style-name="P146">означает тоже самое, но употребляется только в утвержденях.</text:p>
      <text:p text:style-name="P146"/>
      <text:p text:style-name="P284">I’ve got to work a lot / I have to work a lot — Мне приходится много работать.</text:p>
      <text:p text:style-name="P283"/>
      <text:p text:style-name="P282">Модальная конструкция had better</text:p>
      <text:p text:style-name="P279"/>
      <text:p text:style-name="P296"><text:span text:style-name="T93">Переводится как «бы лучше», например «я бы лучше», «он бы лучше» и т. д. О</text:span><text:span text:style-name="T96">значает рекомендацию либо употребляется в ситуациях, когда нужно немедленно принять решение. </text:span></text:p>
      <text:p text:style-name="P294"><text:span text:style-name="T93"/></text:p>
      <text:p text:style-name="P295"><text:span text:style-name="T95">Слово</text:span><text:span text:style-name="T93"> had сокращается до `d. Поэтому </text:span><text:span text:style-name="T94">его </text:span><text:span text:style-name="T93">легко перепутать </text:span><text:span text:style-name="T95">c </text:span><text:span text:style-name="T93">would, т. к. и переводится </text:span></text:p>
      <text:p text:style-name="P294"><text:span text:style-name="T94">он</text:span><text:span text:style-name="T95">о</text:span><text:span text:style-name="T94"> </text:span><text:span text:style-name="T93">одинаково, частицей «бы». </text:span><text:span text:style-name="T96">После had better идет голый инфинитив.</text:span></text:p>
      <text:p text:style-name="P294"><text:span text:style-name="T96"/></text:p>
      <text:p text:style-name="P312"><text:span text:style-name="T96">О</text:span><text:span text:style-name="T80">трицательная форма выглядит так: had better not. Частица not идет после better, а не had.</text:span></text:p>
      <text:p text:style-name="P312"><text:span text:style-name="T80">Вопросы в основном встречаются в отрицательной форме.</text:span></text:p>
      <text:p text:style-name="P294"><text:span text:style-name="T96"/></text:p>
      <text:p text:style-name="P308"><text:soft-page-break/><text:span text:style-name="T113">You had better have your car washed — Ты бы лучше помыл свою машину. </text:span><text:span text:style-name="T117">(рекомендация)</text:span></text:p>
      <text:p text:style-name="P309"><text:span text:style-name="T113">We</text:span><text:span text:style-name="T115">’d better</text:span><text:span text:style-name="T113"> call the police — Нам </text:span><text:span text:style-name="T115">бы лучше</text:span><text:span text:style-name="T113"> позвонить в полицию. (немедленно)</text:span></text:p>
      <text:p text:style-name="P309"><text:span text:style-name="T113"/></text:p>
      <text:p text:style-name="P308"><text:span text:style-name="T113">You had better not go there — Ты бы лучше не ходил туда.</text:span></text:p>
      <text:p text:style-name="P308"><text:span text:style-name="T113">Hadn’t you better go to bed? — Не лучше ли тебе пойти прилечь?</text:span></text:p>
      <text:p text:style-name="P308"><text:span text:style-name="T96"/></text:p>
      <text:p text:style-name="P297"><text:span text:style-name="T96">Х</text:span><text:span text:style-name="T97">отя had и находится в прошедшей форме, сам</text:span><text:span text:style-name="T98">а</text:span><text:span text:style-name="T97"> </text:span><text:span text:style-name="T98">конструкция</text:span><text:span text:style-name="T97"> употребляется в настоящем </text:span></text:p>
      <text:p text:style-name="P310"><text:span text:style-name="T80">и будущем. В прошедшем можно использовать should с перфектным инфинитивом.</text:span></text:p>
      <text:p text:style-name="P310"><text:span text:style-name="T80"/></text:p>
      <text:p text:style-name="P311"><text:span text:style-name="T78">You </text:span><text:span text:style-name="T114">should have stayed</text:span><text:span text:style-name="T78"> at home —</text:span><text:span text:style-name="T114"> </text:span><text:span text:style-name="T116">Б</text:span><text:span text:style-name="T114">ыло бы </text:span><text:span text:style-name="T116">л</text:span><text:span text:style-name="T114">учше</text:span><text:span text:style-name="T78"> остаться дома.</text:span></text:p>
      <text:p text:style-name="P310"><text:span text:style-name="T80"/></text:p>
      <text:p text:style-name="P313"><text:span text:style-name="T80">Иногда had вообще выкидывают, и употребляют только better.</text:span></text:p>
      <text:p text:style-name="P310"><text:span text:style-name="T78">Where’s she? She </text:span><text:span text:style-name="T114">better</text:span><text:span text:style-name="T78"> be here. — Где она? </text:span><text:span text:style-name="T114">Лучше бы</text:span><text:span text:style-name="T78"> ей оказаться здесь.</text:span></text:p>
      <text:p text:style-name="P310"><text:span text:style-name="T78"/></text:p>
      <text:p text:style-name="P280">В отличие от should, рекомендация с had better намекает на негативные последствия, </text:p>
      <text:p text:style-name="P280">если ее не выполнить. <text:span text:style-name="T213">А</text:span> should означает добрый совет.</text:p>
      <text:p text:style-name="P280"/>
      <text:p text:style-name="P280"/>
      <text:p text:style-name="P285">Инфинитив и герундий</text:p>
      <text:p text:style-name="P281"/>
      <text:p text:style-name="P313"><text:span text:style-name="T80"/></text:p>
      <text:p text:style-name="P313"><text:span text:style-name="T8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01T20:10:39.203782410</dc:date>
    <meta:editing-duration>PT16H15M30S</meta:editing-duration>
    <meta:editing-cycles>255</meta:editing-cycles>
    <meta:document-statistic meta:table-count="2" meta:image-count="0" meta:object-count="0" meta:page-count="13" meta:paragraph-count="419" meta:word-count="4135" meta:character-count="25758" meta:non-whitespace-character-count="21827"/>
  </office:meta>
</office:document-meta>
</file>